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paragraph-properties fo:text-align="center" style:justify-single-word="false"/>
      <style:text-properties officeooo:paragraph-rsid="0388cbe2"/>
    </style:style>
    <style:style style:name="P30" style:family="paragraph" style:parent-style-name="Thesis_5f_body">
      <style:text-properties officeooo:paragraph-rsid="022bd978"/>
    </style:style>
    <style:style style:name="P31" style:family="paragraph" style:parent-style-name="Thesis_5f_body">
      <style:text-properties officeooo:paragraph-rsid="022f01b8"/>
    </style:style>
    <style:style style:name="P32" style:family="paragraph" style:parent-style-name="Thesis_5f_body">
      <style:paragraph-properties fo:text-align="justify" style:justify-single-word="false"/>
      <style:text-properties officeooo:rsid="02032a7d" officeooo:paragraph-rsid="02316f69"/>
    </style:style>
    <style:style style:name="P33" style:family="paragraph" style:parent-style-name="Thesis_5f_body">
      <style:paragraph-properties fo:text-align="justify" style:justify-single-word="false"/>
      <style:text-properties officeooo:rsid="0204e267" officeooo:paragraph-rsid="0237717f"/>
    </style:style>
    <style:style style:name="P34" style:family="paragraph" style:parent-style-name="Thesis_5f_body">
      <style:paragraph-properties fo:text-align="justify" style:justify-single-word="false"/>
      <style:text-properties officeooo:paragraph-rsid="023cb3eb"/>
    </style:style>
    <style:style style:name="P35" style:family="paragraph" style:parent-style-name="Thesis_5f_body">
      <style:paragraph-properties fo:text-align="justify" style:justify-single-word="false"/>
      <style:text-properties officeooo:paragraph-rsid="02407147"/>
    </style:style>
    <style:style style:name="P36" style:family="paragraph" style:parent-style-name="Thesis_5f_body">
      <style:text-properties officeooo:paragraph-rsid="0243bddf"/>
    </style:style>
    <style:style style:name="P37" style:family="paragraph" style:parent-style-name="Thesis_5f_body">
      <style:text-properties officeooo:rsid="02452410" officeooo:paragraph-rsid="02467ba1"/>
    </style:style>
    <style:style style:name="P38" style:family="paragraph" style:parent-style-name="Thesis_5f_body">
      <style:text-properties officeooo:rsid="011e2908" officeooo:paragraph-rsid="021c3539"/>
    </style:style>
    <style:style style:name="P39" style:family="paragraph" style:parent-style-name="Thesis_5f_body">
      <style:text-properties fo:language="ru" fo:country="RU" officeooo:rsid="01f95797" officeooo:paragraph-rsid="0243bddf" fo:background-color="transparent"/>
    </style:style>
    <style:style style:name="P40" style:family="paragraph" style:parent-style-name="Thesis_5f_body">
      <style:text-properties fo:language="ru" fo:country="RU" officeooo:rsid="017b4e5e" officeooo:paragraph-rsid="02c29d7c"/>
    </style:style>
    <style:style style:name="P41"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2" style:family="paragraph" style:parent-style-name="Thesis_5f_body">
      <style:text-properties fo:language="ru" fo:country="RU" officeooo:rsid="036550c1" officeooo:paragraph-rsid="036550c1"/>
    </style:style>
    <style:style style:name="P43" style:family="paragraph" style:parent-style-name="Thesis_5f_body">
      <style:text-properties fo:language="ru" fo:country="RU" officeooo:rsid="036c88a6" officeooo:paragraph-rsid="03794632"/>
    </style:style>
    <style:style style:name="P44" style:family="paragraph" style:parent-style-name="Thesis_5f_body">
      <style:text-properties fo:language="ru" fo:country="RU" officeooo:rsid="036c88a6" officeooo:paragraph-rsid="038d644c"/>
    </style:style>
    <style:style style:name="P45" style:family="paragraph" style:parent-style-name="Thesis_5f_body">
      <style:text-properties fo:language="ru" fo:country="RU" officeooo:rsid="037b0866" officeooo:paragraph-rsid="037d2b84"/>
    </style:style>
    <style:style style:name="P46"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7" style:family="paragraph" style:parent-style-name="Thesis_5f_body">
      <style:text-properties officeooo:rsid="0256356d" officeooo:paragraph-rsid="0256356d"/>
    </style:style>
    <style:style style:name="P48" style:family="paragraph" style:parent-style-name="Thesis_5f_body">
      <style:text-properties officeooo:rsid="0223c1b4" officeooo:paragraph-rsid="0262477b"/>
    </style:style>
    <style:style style:name="P49" style:family="paragraph" style:parent-style-name="Thesis_5f_body">
      <style:text-properties officeooo:paragraph-rsid="02647b4a"/>
    </style:style>
    <style:style style:name="P50" style:family="paragraph" style:parent-style-name="Thesis_5f_body">
      <style:text-properties officeooo:paragraph-rsid="02669ddf"/>
    </style:style>
    <style:style style:name="P51" style:family="paragraph" style:parent-style-name="Thesis_5f_body">
      <style:text-properties style:font-name="Times New Roman" fo:language="bg" fo:country="BG" officeooo:rsid="028ea244" officeooo:paragraph-rsid="028fdca1" fo:background-color="transparent"/>
    </style:style>
    <style:style style:name="P52" style:family="paragraph" style:parent-style-name="Thesis_5f_body">
      <style:text-properties style:font-name="Times New Roman" fo:language="bg" fo:country="BG" officeooo:rsid="02902cb0" officeooo:paragraph-rsid="02902cb0" fo:background-color="transparent"/>
    </style:style>
    <style:style style:name="P53" style:family="paragraph" style:parent-style-name="Thesis_5f_body">
      <style:text-properties officeooo:paragraph-rsid="0289f5d1"/>
    </style:style>
    <style:style style:name="P54" style:family="paragraph" style:parent-style-name="Thesis_5f_body">
      <style:text-properties officeooo:paragraph-rsid="02906675"/>
    </style:style>
    <style:style style:name="P55" style:family="paragraph" style:parent-style-name="Thesis_5f_body">
      <style:text-properties officeooo:paragraph-rsid="02a1258a"/>
    </style:style>
    <style:style style:name="P56" style:family="paragraph" style:parent-style-name="Thesis_5f_body">
      <style:text-properties officeooo:paragraph-rsid="02a7c037"/>
    </style:style>
    <style:style style:name="P57" style:family="paragraph" style:parent-style-name="Thesis_5f_body">
      <style:text-properties officeooo:paragraph-rsid="02a85b49"/>
    </style:style>
    <style:style style:name="P58" style:family="paragraph" style:parent-style-name="Thesis_5f_body">
      <style:text-properties officeooo:paragraph-rsid="02c12a72"/>
    </style:style>
    <style:style style:name="P59" style:family="paragraph" style:parent-style-name="Thesis_5f_body">
      <style:text-properties officeooo:paragraph-rsid="02c29d7c"/>
    </style:style>
    <style:style style:name="P60" style:family="paragraph" style:parent-style-name="Thesis_5f_body">
      <style:text-properties officeooo:paragraph-rsid="02d57940"/>
    </style:style>
    <style:style style:name="P61" style:family="paragraph" style:parent-style-name="Thesis_5f_body">
      <style:text-properties officeooo:paragraph-rsid="02da7e72"/>
    </style:style>
    <style:style style:name="P62" style:family="paragraph" style:parent-style-name="Thesis_5f_body">
      <style:text-properties officeooo:rsid="029c96c9" officeooo:paragraph-rsid="029c96c9"/>
    </style:style>
    <style:style style:name="P63" style:family="paragraph" style:parent-style-name="Thesis_5f_body">
      <style:text-properties officeooo:rsid="018178aa" officeooo:paragraph-rsid="02c8c43a"/>
    </style:style>
    <style:style style:name="P64" style:family="paragraph" style:parent-style-name="Thesis_5f_body">
      <style:text-properties officeooo:paragraph-rsid="02e54a67"/>
    </style:style>
    <style:style style:name="P65" style:family="paragraph" style:parent-style-name="Thesis_5f_body">
      <style:text-properties officeooo:paragraph-rsid="02f25e91"/>
    </style:style>
    <style:style style:name="P66" style:family="paragraph" style:parent-style-name="Thesis_5f_body">
      <style:text-properties officeooo:paragraph-rsid="02f29667"/>
    </style:style>
    <style:style style:name="P67" style:family="paragraph" style:parent-style-name="Thesis_5f_body">
      <style:text-properties officeooo:paragraph-rsid="02faf8e9"/>
    </style:style>
    <style:style style:name="P68" style:family="paragraph" style:parent-style-name="Thesis_5f_body">
      <style:text-properties officeooo:rsid="02e54a67" officeooo:paragraph-rsid="02e91078"/>
    </style:style>
    <style:style style:name="P69" style:family="paragraph" style:parent-style-name="Thesis_5f_body">
      <style:text-properties officeooo:paragraph-rsid="01c386a6"/>
    </style:style>
    <style:style style:name="P70" style:family="paragraph" style:parent-style-name="Thesis_5f_body">
      <style:text-properties officeooo:rsid="030ae902" officeooo:paragraph-rsid="030ae902"/>
    </style:style>
    <style:style style:name="P71" style:family="paragraph" style:parent-style-name="Thesis_5f_body">
      <style:text-properties officeooo:rsid="030ae902" officeooo:paragraph-rsid="032ef850"/>
    </style:style>
    <style:style style:name="P72" style:family="paragraph" style:parent-style-name="Thesis_5f_body">
      <style:text-properties officeooo:paragraph-rsid="032ef850"/>
    </style:style>
    <style:style style:name="P73" style:family="paragraph" style:parent-style-name="Thesis_5f_body">
      <style:text-properties officeooo:paragraph-rsid="02b4546d"/>
    </style:style>
    <style:style style:name="P74" style:family="paragraph" style:parent-style-name="Thesis_5f_body">
      <style:text-properties officeooo:paragraph-rsid="0333b87e"/>
    </style:style>
    <style:style style:name="P75" style:family="paragraph" style:parent-style-name="Thesis_5f_body">
      <style:text-properties officeooo:rsid="030dda5f" officeooo:paragraph-rsid="032ef850"/>
    </style:style>
    <style:style style:name="P76" style:family="paragraph" style:parent-style-name="Thesis_5f_body">
      <style:text-properties officeooo:paragraph-rsid="035c13a5"/>
    </style:style>
    <style:style style:name="P77" style:family="paragraph" style:parent-style-name="Thesis_5f_body">
      <style:text-properties officeooo:paragraph-rsid="035dc0ef"/>
    </style:style>
    <style:style style:name="P78" style:family="paragraph" style:parent-style-name="Thesis_5f_body">
      <style:text-properties officeooo:paragraph-rsid="0360605a"/>
    </style:style>
    <style:style style:name="P79" style:family="paragraph" style:parent-style-name="Thesis_5f_body">
      <style:text-properties officeooo:rsid="033916ef" officeooo:paragraph-rsid="033916ef"/>
    </style:style>
    <style:style style:name="P80" style:family="paragraph" style:parent-style-name="Thesis_5f_body">
      <style:text-properties officeooo:rsid="036550c1" officeooo:paragraph-rsid="036550c1"/>
    </style:style>
    <style:style style:name="P81" style:family="paragraph" style:parent-style-name="Thesis_5f_body">
      <style:text-properties officeooo:rsid="02bb9787" officeooo:paragraph-rsid="03667c86"/>
    </style:style>
    <style:style style:name="P82" style:family="paragraph" style:parent-style-name="Thesis_5f_body">
      <style:text-properties officeooo:paragraph-rsid="03807614"/>
    </style:style>
    <style:style style:name="P83" style:family="paragraph" style:parent-style-name="Thesis_5f_body">
      <style:text-properties officeooo:paragraph-rsid="0388cbe2"/>
    </style:style>
    <style:style style:name="P84"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85" style:family="paragraph" style:parent-style-name="Table_20_Contents">
      <style:paragraph-properties fo:text-align="center" style:justify-single-word="false"/>
      <style:text-properties style:font-name="Times New Roman" style:font-size-asian="10.5pt"/>
    </style:style>
    <style:style style:name="P86" style:family="paragraph" style:parent-style-name="Table_20_Contents">
      <style:paragraph-properties fo:text-align="center" style:justify-single-word="false"/>
      <style:text-properties style:font-name="Times New Roman" officeooo:paragraph-rsid="03794632" style:font-size-asian="10.5pt"/>
    </style:style>
    <style:style style:name="P87"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88"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89"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90"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91"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92"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93" style:family="paragraph" style:parent-style-name="Thesis_5f_Heading1" style:list-style-name="L28" style:master-page-name="Thesis_5f_bodyPage">
      <style:paragraph-properties style:page-number="auto"/>
    </style:style>
    <style:style style:name="P94" style:family="paragraph" style:parent-style-name="Thesis_5f_body">
      <style:text-properties fo:language="ru" fo:country="RU" officeooo:rsid="0385755b" officeooo:paragraph-rsid="038299cb"/>
    </style:style>
    <style:style style:name="P95" style:family="paragraph" style:parent-style-name="Thesis_5f_body">
      <style:text-properties fo:language="ru" fo:country="RU" officeooo:rsid="03727f09" officeooo:paragraph-rsid="03794632"/>
    </style:style>
    <style:style style:name="P96" style:family="paragraph" style:parent-style-name="Thesis_5f_body">
      <style:text-properties fo:language="ru" fo:country="RU" officeooo:rsid="03807614" officeooo:paragraph-rsid="03807614"/>
    </style:style>
    <style:style style:name="P97" style:family="paragraph" style:parent-style-name="Thesis_5f_body">
      <style:text-properties fo:language="ru" fo:country="RU" officeooo:rsid="038299cb" officeooo:paragraph-rsid="0388cbe2"/>
    </style:style>
    <style:style style:name="P98" style:family="paragraph" style:parent-style-name="Thesis_5f_body">
      <style:text-properties fo:language="ru" fo:country="RU" officeooo:rsid="037fe5df" officeooo:paragraph-rsid="037fe5df"/>
    </style:style>
    <style:style style:name="P99"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100" style:family="paragraph" style:parent-style-name="Thesis_5f_body" style:list-style-name="L29"/>
    <style:style style:name="P101" style:family="paragraph" style:parent-style-name="Thesis_5f_body">
      <style:text-properties officeooo:paragraph-rsid="03a70dbc"/>
    </style:style>
    <style:style style:name="P102" style:family="paragraph" style:parent-style-name="Thesis_5f_body">
      <style:text-properties officeooo:paragraph-rsid="03afc98f"/>
    </style:style>
    <style:style style:name="P103" style:family="paragraph" style:parent-style-name="Thesis_5f_body">
      <style:text-properties officeooo:paragraph-rsid="03b9758b"/>
    </style:style>
    <style:style style:name="P104" style:family="paragraph" style:parent-style-name="Thesis_5f_body">
      <style:text-properties officeooo:rsid="03b9cb28" officeooo:paragraph-rsid="03b9cb28"/>
    </style:style>
    <style:style style:name="P105" style:family="paragraph" style:parent-style-name="Thesis_5f_body">
      <style:text-properties officeooo:paragraph-rsid="03bbe83a"/>
    </style:style>
    <style:style style:name="P106" style:family="paragraph" style:parent-style-name="Thesis_5f_body">
      <style:text-properties officeooo:rsid="03c59137" officeooo:paragraph-rsid="03c59137"/>
    </style:style>
    <style:style style:name="P107" style:family="paragraph" style:parent-style-name="Thesis_5f_body">
      <style:text-properties officeooo:rsid="03c59137" officeooo:paragraph-rsid="03c5d787" fo:background-color="#ffff00"/>
    </style:style>
    <style:style style:name="P108" style:family="paragraph" style:parent-style-name="Thesis_5f_body">
      <style:text-properties officeooo:rsid="03c59137" officeooo:paragraph-rsid="03c63aa2" fo:background-color="#ffff00"/>
    </style:style>
    <style:style style:name="P109" style:family="paragraph" style:parent-style-name="Thesis_5f_body">
      <style:text-properties officeooo:rsid="03c7c107" officeooo:paragraph-rsid="03c9b2ac" fo:background-color="#ffff00"/>
    </style:style>
    <style:style style:name="P110" style:family="paragraph" style:parent-style-name="Thesis_5f_Heading3" style:list-style-name="Thesis_5f_numbering">
      <style:text-properties officeooo:rsid="02226352" officeooo:paragraph-rsid="01da3902"/>
    </style:style>
    <style:style style:name="P111"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hadow="none"/>
    </style:style>
    <style:style style:name="T8" style:family="text">
      <style:text-properties officeooo:rsid="0223c1b4" fo:background-color="#ffff00" loext:char-shading-value="0"/>
    </style:style>
    <style:style style:name="T9" style:family="text">
      <style:text-properties officeooo:rsid="02b82361" fo:background-color="#ffff00" loext:char-shading-value="0"/>
    </style:style>
    <style:style style:name="T10" style:family="text">
      <style:text-properties officeooo:rsid="030dda5f" fo:background-color="#ffff00" loext:char-shading-value="0"/>
    </style:style>
    <style:style style:name="T11" style:family="text">
      <style:text-properties officeooo:rsid="0322b49a" fo:background-color="#ffff00" loext:char-shading-value="0"/>
    </style:style>
    <style:style style:name="T12" style:family="text">
      <style:text-properties style:text-position="sub 58%" fo:language="en" fo:country="US"/>
    </style:style>
    <style:style style:name="T13" style:family="text">
      <style:text-properties style:text-position="sub 58%" fo:language="en" fo:country="US" style:font-size-asian="10.5pt"/>
    </style:style>
    <style:style style:name="T14" style:family="text">
      <style:text-properties style:text-position="sub 58%" fo:language="ru" fo:country="RU" officeooo:rsid="0114fb40"/>
    </style:style>
    <style:style style:name="T15" style:family="text">
      <style:text-properties style:text-position="sub 58%" officeooo:rsid="030c542f"/>
    </style:style>
    <style:style style:name="T16" style:family="text">
      <style:text-properties style:text-position="sub 58%" officeooo:rsid="03290a8b"/>
    </style:style>
    <style:style style:name="T17" style:family="text">
      <style:text-properties style:text-position="0% 100%" fo:language="ru" fo:country="RU" officeooo:rsid="0114fb40"/>
    </style:style>
    <style:style style:name="T18" style:family="text">
      <style:text-properties style:text-position="0% 100%" fo:language="en" fo:country="US"/>
    </style:style>
    <style:style style:name="T19" style:family="text">
      <style:text-properties style:text-position="0% 100%" fo:language="en" fo:country="US" officeooo:rsid="020572cc"/>
    </style:style>
    <style:style style:name="T20" style:family="text">
      <style:text-properties style:text-position="0% 100%" fo:language="en" fo:country="US" officeooo:rsid="0237717f"/>
    </style:style>
    <style:style style:name="T21" style:family="text">
      <style:text-properties style:text-position="0% 100%" fo:language="en" fo:country="US" officeooo:rsid="023e832c" fo:background-color="transparent" loext:char-shading-value="0"/>
    </style:style>
    <style:style style:name="T22" style:family="text">
      <style:text-properties style:text-position="0% 100%" fo:language="en" fo:country="US" officeooo:rsid="0240b852" fo:background-color="transparent" loext:char-shading-value="0"/>
    </style:style>
    <style:style style:name="T23" style:family="text">
      <style:text-properties style:text-position="0% 100%" fo:language="en" fo:country="US" officeooo:rsid="0240b852"/>
    </style:style>
    <style:style style:name="T24" style:family="text">
      <style:text-properties style:text-position="0% 100%" fo:language="bg" fo:country="BG"/>
    </style:style>
    <style:style style:name="T25" style:family="text">
      <style:text-properties style:text-position="0% 100%" fo:language="bg" fo:country="BG" officeooo:rsid="0204e267"/>
    </style:style>
    <style:style style:name="T26" style:family="text">
      <style:text-properties style:text-position="0% 100%" fo:language="bg" fo:country="BG" officeooo:rsid="020572cc"/>
    </style:style>
    <style:style style:name="T27" style:family="text">
      <style:text-properties style:text-position="0% 100%" fo:language="bg" fo:country="BG" officeooo:rsid="02316f69"/>
    </style:style>
    <style:style style:name="T28" style:family="text">
      <style:text-properties style:text-position="0% 100%" fo:language="bg" fo:country="BG" officeooo:rsid="0237717f"/>
    </style:style>
    <style:style style:name="T29" style:family="text">
      <style:text-properties style:text-position="0% 100%" fo:language="bg" fo:country="BG" officeooo:rsid="023cb3eb"/>
    </style:style>
    <style:style style:name="T30" style:family="text">
      <style:text-properties style:text-position="0% 100%" fo:language="bg" fo:country="BG" officeooo:rsid="020252a4" fo:background-color="transparent" loext:char-shading-value="0"/>
    </style:style>
    <style:style style:name="T31" style:family="text">
      <style:text-properties style:text-position="0% 100%" fo:language="bg" fo:country="BG" officeooo:rsid="023e832c" fo:background-color="transparent" loext:char-shading-value="0"/>
    </style:style>
    <style:style style:name="T32" style:family="text">
      <style:text-properties style:text-position="0% 100%" fo:language="bg" fo:country="BG" officeooo:rsid="024292dc"/>
    </style:style>
    <style:style style:name="T33" style:family="text">
      <style:text-properties style:text-position="0% 100%" style:font-name="Times New Roman" fo:language="en" fo:country="US" officeooo:rsid="02647b4a" fo:background-color="transparent" loext:char-shading-value="0"/>
    </style:style>
    <style:style style:name="T34" style:family="text">
      <style:text-properties style:text-position="0% 100%" style:font-name="Times New Roman" fo:language="en" fo:country="US" officeooo:rsid="024d3423" fo:background-color="transparent" loext:char-shading-value="0"/>
    </style:style>
    <style:style style:name="T35" style:family="text">
      <style:text-properties style:text-position="0% 100%" style:font-name="Times New Roman" fo:language="bg" fo:country="BG" officeooo:rsid="0269e92a" fo:background-color="transparent" loext:char-shading-value="0"/>
    </style:style>
    <style:style style:name="T36" style:family="text">
      <style:text-properties style:text-position="0% 100%" style:font-name="Times New Roman" fo:language="bg" fo:country="BG" officeooo:rsid="026b2712" fo:background-color="transparent" loext:char-shading-value="0"/>
    </style:style>
    <style:style style:name="T37" style:family="text">
      <style:text-properties style:text-position="0% 100%" style:font-name="Times New Roman" fo:language="bg" fo:country="BG" officeooo:rsid="026dfc35"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7" style:family="text">
      <style:text-properties fo:language="ru" fo:country="RU" officeooo:rsid="01c386a6"/>
    </style:style>
    <style:style style:name="T78" style:family="text">
      <style:text-properties fo:language="ru" fo:country="RU" officeooo:rsid="01e574b9"/>
    </style:style>
    <style:style style:name="T79" style:family="text">
      <style:text-properties fo:language="ru" fo:country="RU" officeooo:rsid="01e77159"/>
    </style:style>
    <style:style style:name="T80" style:family="text">
      <style:text-properties fo:language="ru" fo:country="RU" officeooo:rsid="01e8fbf5"/>
    </style:style>
    <style:style style:name="T81" style:family="text">
      <style:text-properties fo:language="ru" fo:country="RU" officeooo:rsid="022bd978"/>
    </style:style>
    <style:style style:name="T82" style:family="text">
      <style:text-properties fo:language="ru" fo:country="RU" officeooo:rsid="029d8513"/>
    </style:style>
    <style:style style:name="T83" style:family="text">
      <style:text-properties fo:language="ru" fo:country="RU" officeooo:rsid="029f26c8"/>
    </style:style>
    <style:style style:name="T84" style:family="text">
      <style:text-properties fo:language="ru" fo:country="RU" officeooo:rsid="02a1258a"/>
    </style:style>
    <style:style style:name="T85" style:family="text">
      <style:text-properties fo:language="ru" fo:country="RU" officeooo:rsid="02a38236"/>
    </style:style>
    <style:style style:name="T86" style:family="text">
      <style:text-properties fo:language="ru" fo:country="RU" officeooo:rsid="02a43f44"/>
    </style:style>
    <style:style style:name="T87" style:family="text">
      <style:text-properties fo:language="ru" fo:country="RU" officeooo:rsid="02a5a0fa"/>
    </style:style>
    <style:style style:name="T88" style:family="text">
      <style:text-properties fo:language="ru" fo:country="RU" officeooo:rsid="02bfe583"/>
    </style:style>
    <style:style style:name="T89" style:family="text">
      <style:text-properties fo:language="ru" fo:country="RU" officeooo:rsid="02c12a72"/>
    </style:style>
    <style:style style:name="T90" style:family="text">
      <style:text-properties fo:language="ru" fo:country="RU" officeooo:rsid="02c30232"/>
    </style:style>
    <style:style style:name="T91" style:family="text">
      <style:text-properties fo:language="ru" fo:country="RU" officeooo:rsid="02d1e734"/>
    </style:style>
    <style:style style:name="T92" style:family="text">
      <style:text-properties fo:language="ru" fo:country="RU" officeooo:rsid="02d3b7f0"/>
    </style:style>
    <style:style style:name="T93" style:family="text">
      <style:text-properties fo:language="ru" fo:country="RU" officeooo:rsid="02d57940"/>
    </style:style>
    <style:style style:name="T94" style:family="text">
      <style:text-properties fo:language="ru" fo:country="RU" officeooo:rsid="02d5d240"/>
    </style:style>
    <style:style style:name="T95" style:family="text">
      <style:text-properties fo:language="ru" fo:country="RU" officeooo:rsid="02da7e72"/>
    </style:style>
    <style:style style:name="T96" style:family="text">
      <style:text-properties fo:language="ru" fo:country="RU" officeooo:rsid="02efaeb2"/>
    </style:style>
    <style:style style:name="T97" style:family="text">
      <style:text-properties fo:language="ru" fo:country="RU" officeooo:rsid="02f07443"/>
    </style:style>
    <style:style style:name="T98" style:family="text">
      <style:text-properties fo:language="ru" fo:country="RU" officeooo:rsid="02f25e91"/>
    </style:style>
    <style:style style:name="T99" style:family="text">
      <style:text-properties fo:language="ru" fo:country="RU" officeooo:rsid="02f29667"/>
    </style:style>
    <style:style style:name="T100" style:family="text">
      <style:text-properties fo:language="ru" fo:country="RU" officeooo:rsid="02f45237"/>
    </style:style>
    <style:style style:name="T101" style:family="text">
      <style:text-properties fo:language="ru" fo:country="RU" officeooo:rsid="02f63f3b"/>
    </style:style>
    <style:style style:name="T102" style:family="text">
      <style:text-properties fo:language="ru" fo:country="RU" officeooo:rsid="02f6bb36"/>
    </style:style>
    <style:style style:name="T103" style:family="text">
      <style:text-properties fo:language="ru" fo:country="RU" officeooo:rsid="02f89262"/>
    </style:style>
    <style:style style:name="T104" style:family="text">
      <style:text-properties fo:language="ru" fo:country="RU" officeooo:rsid="02f96f2d"/>
    </style:style>
    <style:style style:name="T105" style:family="text">
      <style:text-properties fo:language="ru" fo:country="RU" officeooo:rsid="02faf8e9"/>
    </style:style>
    <style:style style:name="T106" style:family="text">
      <style:text-properties fo:language="ru" fo:country="RU" officeooo:rsid="02fc9825"/>
    </style:style>
    <style:style style:name="T107" style:family="text">
      <style:text-properties fo:language="ru" fo:country="RU" officeooo:rsid="02fe6b87"/>
    </style:style>
    <style:style style:name="T108" style:family="text">
      <style:text-properties fo:language="ru" fo:country="RU" officeooo:rsid="03018a0e"/>
    </style:style>
    <style:style style:name="T109" style:family="text">
      <style:text-properties fo:language="ru" fo:country="RU" officeooo:rsid="034e5d9d" fo:background-color="#ffff00" loext:char-shading-value="0"/>
    </style:style>
    <style:style style:name="T110" style:family="text">
      <style:text-properties fo:language="ru" fo:country="RU" officeooo:rsid="035dc0ef" fo:background-color="#ffff00" loext:char-shading-value="0"/>
    </style:style>
    <style:style style:name="T111" style:family="text">
      <style:text-properties fo:language="ru" fo:country="RU" officeooo:rsid="035ee637" fo:background-color="#ffff00" loext:char-shading-value="0"/>
    </style:style>
    <style:style style:name="T112" style:family="text">
      <style:text-properties fo:language="ru" fo:country="RU" officeooo:rsid="03afc98f" fo:background-color="#ffff00" loext:char-shading-value="0"/>
    </style:style>
    <style:style style:name="T113" style:family="text">
      <style:text-properties fo:language="ru" fo:country="RU" officeooo:rsid="0305a991"/>
    </style:style>
    <style:style style:name="T114" style:family="text">
      <style:text-properties fo:language="ru" fo:country="RU" officeooo:rsid="03071805"/>
    </style:style>
    <style:style style:name="T115" style:family="text">
      <style:text-properties fo:language="ru" fo:country="RU" fo:font-style="italic" fo:font-weight="bold" style:font-style-asian="italic" style:font-weight-asian="bold" style:font-style-complex="italic" style:font-weight-complex="bold"/>
    </style:style>
    <style:style style:name="T116" style:family="text">
      <style:text-properties fo:language="ru" fo:country="RU" fo:font-style="italic" fo:font-weight="bold" officeooo:rsid="030ca7ce" style:font-style-asian="italic" style:font-weight-asian="bold" style:font-style-complex="italic" style:font-weight-complex="bold"/>
    </style:style>
    <style:style style:name="T117" style:family="text">
      <style:text-properties fo:language="ru" fo:country="RU" officeooo:rsid="0328cc18"/>
    </style:style>
    <style:style style:name="T118" style:family="text">
      <style:text-properties fo:language="ru" fo:country="RU" officeooo:rsid="032c7896"/>
    </style:style>
    <style:style style:name="T119" style:family="text">
      <style:text-properties fo:language="ru" fo:country="RU" officeooo:rsid="032ef850"/>
    </style:style>
    <style:style style:name="T120" style:family="text">
      <style:text-properties fo:language="ru" fo:country="RU" officeooo:rsid="032f3b89"/>
    </style:style>
    <style:style style:name="T121" style:family="text">
      <style:text-properties fo:language="ru" fo:country="RU" officeooo:rsid="03310ff2"/>
    </style:style>
    <style:style style:name="T122" style:family="text">
      <style:text-properties fo:language="ru" fo:country="RU" officeooo:rsid="0332bc9b"/>
    </style:style>
    <style:style style:name="T123" style:family="text">
      <style:text-properties fo:language="ru" fo:country="RU" officeooo:rsid="0340481b"/>
    </style:style>
    <style:style style:name="T124" style:family="text">
      <style:text-properties fo:language="ru" fo:country="RU" officeooo:rsid="03418fe5"/>
    </style:style>
    <style:style style:name="T125" style:family="text">
      <style:text-properties fo:language="ru" fo:country="RU" officeooo:rsid="034383b3"/>
    </style:style>
    <style:style style:name="T126" style:family="text">
      <style:text-properties fo:language="ru" fo:country="RU" officeooo:rsid="034514af"/>
    </style:style>
    <style:style style:name="T127" style:family="text">
      <style:text-properties fo:language="ru" fo:country="RU" officeooo:rsid="034527f1"/>
    </style:style>
    <style:style style:name="T128" style:family="text">
      <style:text-properties fo:language="ru" fo:country="RU" officeooo:rsid="0346479f"/>
    </style:style>
    <style:style style:name="T129" style:family="text">
      <style:text-properties fo:language="ru" fo:country="RU" officeooo:rsid="03475a6a"/>
    </style:style>
    <style:style style:name="T130" style:family="text">
      <style:text-properties fo:language="ru" fo:country="RU" officeooo:rsid="034a6b9d"/>
    </style:style>
    <style:style style:name="T131" style:family="text">
      <style:text-properties fo:language="ru" fo:country="RU" officeooo:rsid="034c5ca6"/>
    </style:style>
    <style:style style:name="T132" style:family="text">
      <style:text-properties fo:language="ru" fo:country="RU" officeooo:rsid="034da883"/>
    </style:style>
    <style:style style:name="T133" style:family="text">
      <style:text-properties fo:language="ru" fo:country="RU" officeooo:rsid="034dec27"/>
    </style:style>
    <style:style style:name="T134" style:family="text">
      <style:text-properties fo:language="ru" fo:country="RU" officeooo:rsid="034e8eba"/>
    </style:style>
    <style:style style:name="T135" style:family="text">
      <style:text-properties fo:language="ru" fo:country="RU" officeooo:rsid="03511121"/>
    </style:style>
    <style:style style:name="T136" style:family="text">
      <style:text-properties fo:language="ru" fo:country="RU" officeooo:rsid="03526e24"/>
    </style:style>
    <style:style style:name="T137" style:family="text">
      <style:text-properties fo:language="ru" fo:country="RU" officeooo:rsid="035346ee"/>
    </style:style>
    <style:style style:name="T138" style:family="text">
      <style:text-properties fo:language="ru" fo:country="RU" officeooo:rsid="0354c8ca"/>
    </style:style>
    <style:style style:name="T139" style:family="text">
      <style:text-properties fo:language="ru" fo:country="RU" officeooo:rsid="03569bbd"/>
    </style:style>
    <style:style style:name="T140" style:family="text">
      <style:text-properties fo:language="ru" fo:country="RU" officeooo:rsid="0357ea99"/>
    </style:style>
    <style:style style:name="T141" style:family="text">
      <style:text-properties fo:language="ru" fo:country="RU" officeooo:rsid="03597257"/>
    </style:style>
    <style:style style:name="T142" style:family="text">
      <style:text-properties fo:language="ru" fo:country="RU" officeooo:rsid="0359dbe6"/>
    </style:style>
    <style:style style:name="T143" style:family="text">
      <style:text-properties fo:language="ru" fo:country="RU" officeooo:rsid="035aaa4e"/>
    </style:style>
    <style:style style:name="T144" style:family="text">
      <style:text-properties fo:language="ru" fo:country="RU" officeooo:rsid="035c13a5"/>
    </style:style>
    <style:style style:name="T145" style:family="text">
      <style:text-properties fo:language="ru" fo:country="RU" officeooo:rsid="035dc0ef"/>
    </style:style>
    <style:style style:name="T146" style:family="text">
      <style:text-properties fo:language="ru" fo:country="RU" officeooo:rsid="035ee637"/>
    </style:style>
    <style:style style:name="T147" style:family="text">
      <style:text-properties fo:language="ru" fo:country="RU" officeooo:rsid="0360478b"/>
    </style:style>
    <style:style style:name="T148" style:family="text">
      <style:text-properties fo:language="ru" fo:country="RU" officeooo:rsid="0360605a"/>
    </style:style>
    <style:style style:name="T149" style:family="text">
      <style:text-properties fo:language="ru" fo:country="RU" officeooo:rsid="03625f38"/>
    </style:style>
    <style:style style:name="T150" style:family="text">
      <style:text-properties fo:language="ru" fo:country="RU" officeooo:rsid="03658168"/>
    </style:style>
    <style:style style:name="T151" style:family="text">
      <style:text-properties fo:language="ru" fo:country="RU" officeooo:rsid="03667c86"/>
    </style:style>
    <style:style style:name="T152" style:family="text">
      <style:text-properties fo:language="ru" fo:country="RU" officeooo:rsid="0367673a"/>
    </style:style>
    <style:style style:name="T153" style:family="text">
      <style:text-properties fo:language="ru" fo:country="RU" officeooo:rsid="036b4ca2"/>
    </style:style>
    <style:style style:name="T154" style:family="text">
      <style:text-properties fo:language="ru" fo:country="RU" officeooo:rsid="037ea35f"/>
    </style:style>
    <style:style style:name="T155" style:family="text">
      <style:text-properties fo:language="ru" fo:country="RU" officeooo:rsid="037fe5df"/>
    </style:style>
    <style:style style:name="T156" style:family="text">
      <style:text-properties fo:language="ru" fo:country="RU" officeooo:rsid="03807614"/>
    </style:style>
    <style:style style:name="T157" style:family="text">
      <style:text-properties fo:language="ru" fo:country="RU" officeooo:rsid="038299cb"/>
    </style:style>
    <style:style style:name="T158" style:family="text">
      <style:text-properties fo:language="ru" fo:country="RU" officeooo:rsid="0388d214"/>
    </style:style>
    <style:style style:name="T159" style:family="text">
      <style:text-properties fo:language="ru" fo:country="RU" officeooo:rsid="038a2166"/>
    </style:style>
    <style:style style:name="T160" style:family="text">
      <style:text-properties fo:language="ru" fo:country="RU" officeooo:rsid="038ceaa1"/>
    </style:style>
    <style:style style:name="T161" style:family="text">
      <style:text-properties fo:language="ru" fo:country="RU" officeooo:rsid="038d644c"/>
    </style:style>
    <style:style style:name="T162" style:family="text">
      <style:text-properties fo:language="ru" fo:country="RU" officeooo:rsid="038ef1ee"/>
    </style:style>
    <style:style style:name="T163" style:family="text">
      <style:text-properties fo:language="ru" fo:country="RU" officeooo:rsid="0391ac23"/>
    </style:style>
    <style:style style:name="T164" style:family="text">
      <style:text-properties fo:language="ru" fo:country="RU" officeooo:rsid="03935606"/>
    </style:style>
    <style:style style:name="T165" style:family="text">
      <style:text-properties fo:language="ru" fo:country="RU" officeooo:rsid="03946dea"/>
    </style:style>
    <style:style style:name="T166" style:family="text">
      <style:text-properties fo:language="ru" fo:country="RU" officeooo:rsid="039653b7"/>
    </style:style>
    <style:style style:name="T167" style:family="text">
      <style:text-properties fo:language="ru" fo:country="RU" officeooo:rsid="039809e4"/>
    </style:style>
    <style:style style:name="T168" style:family="text">
      <style:text-properties fo:language="ru" fo:country="RU" officeooo:rsid="0398b1a3"/>
    </style:style>
    <style:style style:name="T169" style:family="text">
      <style:text-properties fo:language="ru" fo:country="RU" officeooo:rsid="0399f1ba"/>
    </style:style>
    <style:style style:name="T170" style:family="text">
      <style:text-properties fo:language="ru" fo:country="RU" officeooo:rsid="039ab30e"/>
    </style:style>
    <style:style style:name="T171" style:family="text">
      <style:text-properties fo:language="ru" fo:country="RU" officeooo:rsid="039b0fc6"/>
    </style:style>
    <style:style style:name="T172" style:family="text">
      <style:text-properties fo:language="ru" fo:country="RU" officeooo:rsid="039c5159"/>
    </style:style>
    <style:style style:name="T173" style:family="text">
      <style:text-properties fo:language="ru" fo:country="RU" officeooo:rsid="039dec0e"/>
    </style:style>
    <style:style style:name="T174" style:family="text">
      <style:text-properties fo:language="ru" fo:country="RU" officeooo:rsid="039fbaae"/>
    </style:style>
    <style:style style:name="T175" style:family="text">
      <style:text-properties fo:language="ru" fo:country="RU" officeooo:rsid="03a24917"/>
    </style:style>
    <style:style style:name="T176" style:family="text">
      <style:text-properties fo:language="ru" fo:country="RU" officeooo:rsid="03a40fcd"/>
    </style:style>
    <style:style style:name="T177" style:family="text">
      <style:text-properties fo:language="ru" fo:country="RU" officeooo:rsid="03a52cca"/>
    </style:style>
    <style:style style:name="T178" style:family="text">
      <style:text-properties fo:language="ru" fo:country="RU" officeooo:rsid="03a6fd75"/>
    </style:style>
    <style:style style:name="T179" style:family="text">
      <style:text-properties fo:language="ru" fo:country="RU" officeooo:rsid="03a7ae67"/>
    </style:style>
    <style:style style:name="T180" style:family="text">
      <style:text-properties fo:language="ru" fo:country="RU" officeooo:rsid="03a7ec8e"/>
    </style:style>
    <style:style style:name="T181" style:family="text">
      <style:text-properties fo:language="ru" fo:country="RU" officeooo:rsid="03abe033"/>
    </style:style>
    <style:style style:name="T182" style:family="text">
      <style:text-properties fo:language="ru" fo:country="RU" officeooo:rsid="03add80c"/>
    </style:style>
    <style:style style:name="T183" style:family="text">
      <style:text-properties fo:language="ru" fo:country="RU" officeooo:rsid="03afc98f"/>
    </style:style>
    <style:style style:name="T184" style:family="text">
      <style:text-properties fo:language="ru" fo:country="RU" officeooo:rsid="03b085a8"/>
    </style:style>
    <style:style style:name="T185" style:family="text">
      <style:text-properties fo:language="ru" fo:country="RU" officeooo:rsid="03b22d9a"/>
    </style:style>
    <style:style style:name="T186" style:family="text">
      <style:text-properties fo:language="ru" fo:country="RU" officeooo:rsid="03b24bcb"/>
    </style:style>
    <style:style style:name="T187" style:family="text">
      <style:text-properties fo:language="ru" fo:country="RU" officeooo:rsid="03b32f39"/>
    </style:style>
    <style:style style:name="T188" style:family="text">
      <style:text-properties fo:language="ru" fo:country="RU" officeooo:rsid="03b41447"/>
    </style:style>
    <style:style style:name="T189" style:family="text">
      <style:text-properties fo:language="ru" fo:country="RU" officeooo:rsid="03b494c8"/>
    </style:style>
    <style:style style:name="T190" style:family="text">
      <style:text-properties fo:language="ru" fo:country="RU" officeooo:rsid="03b60106"/>
    </style:style>
    <style:style style:name="T191" style:family="text">
      <style:text-properties fo:language="ru" fo:country="RU" officeooo:rsid="03b6e097"/>
    </style:style>
    <style:style style:name="T192" style:family="text">
      <style:text-properties fo:language="ru" fo:country="RU" officeooo:rsid="03b7f0be"/>
    </style:style>
    <style:style style:name="T193" style:family="text">
      <style:text-properties fo:language="ru" fo:country="RU" officeooo:rsid="03b94247"/>
    </style:style>
    <style:style style:name="T194" style:family="text">
      <style:text-properties fo:language="ru" fo:country="RU" officeooo:rsid="03bbe83a"/>
    </style:style>
    <style:style style:name="T195" style:family="text">
      <style:text-properties fo:language="ru" fo:country="RU" officeooo:rsid="03bdcdb1"/>
    </style:style>
    <style:style style:name="T196" style:family="text">
      <style:text-properties fo:language="ru" fo:country="RU" officeooo:rsid="03bf4941"/>
    </style:style>
    <style:style style:name="T197" style:family="text">
      <style:text-properties fo:language="ru" fo:country="RU" officeooo:rsid="03c147cc"/>
    </style:style>
    <style:style style:name="T198" style:family="text">
      <style:text-properties fo:language="ru" fo:country="RU" officeooo:rsid="03c29331"/>
    </style:style>
    <style:style style:name="T199" style:family="text">
      <style:text-properties fo:language="ru" fo:country="RU" officeooo:rsid="03c346f9"/>
    </style:style>
    <style:style style:name="T200" style:family="text">
      <style:text-properties fo:language="ru" fo:country="RU" officeooo:rsid="03c5d787"/>
    </style:style>
    <style:style style:name="T201" style:family="text">
      <style:text-properties fo:language="ru" fo:country="RU" officeooo:rsid="03c63aa2"/>
    </style:style>
    <style:style style:name="T202" style:family="text">
      <style:text-properties fo:language="ru" fo:country="RU" officeooo:rsid="03c9b2ac"/>
    </style:style>
    <style:style style:name="T203" style:family="text">
      <style:text-properties fo:language="ru" fo:country="RU" officeooo:rsid="03c9caa1"/>
    </style:style>
    <style:style style:name="T204" style:family="text">
      <style:text-properties fo:language="en" fo:country="US"/>
    </style:style>
    <style:style style:name="T205" style:family="text">
      <style:text-properties fo:language="en" fo:country="US" fo:background-color="transparent" loext:char-shading-value="0"/>
    </style:style>
    <style:style style:name="T206" style:family="text">
      <style:text-properties fo:language="en" fo:country="US" officeooo:rsid="01f95797" fo:background-color="transparent" loext:char-shading-value="0"/>
    </style:style>
    <style:style style:name="T207" style:family="text">
      <style:text-properties fo:language="en" fo:country="US" officeooo:rsid="02003a92" fo:background-color="transparent" loext:char-shading-value="0"/>
    </style:style>
    <style:style style:name="T208" style:family="text">
      <style:text-properties fo:language="en" fo:country="US" officeooo:rsid="0232c982" fo:background-color="transparent" loext:char-shading-value="0"/>
    </style:style>
    <style:style style:name="T209" style:family="text">
      <style:text-properties fo:language="en" fo:country="US" officeooo:rsid="023cb3eb" fo:background-color="transparent" loext:char-shading-value="0"/>
    </style:style>
    <style:style style:name="T210" style:family="text">
      <style:text-properties fo:language="en" fo:country="US" officeooo:rsid="0243bddf" fo:background-color="transparent" loext:char-shading-value="0"/>
    </style:style>
    <style:style style:name="T211" style:family="text">
      <style:text-properties fo:language="en" fo:country="US" officeooo:rsid="02467ba1" fo:background-color="transparent" loext:char-shading-value="0"/>
    </style:style>
    <style:style style:name="T212" style:family="text">
      <style:text-properties fo:language="en" fo:country="US" officeooo:rsid="02824caa" fo:background-color="transparent" loext:char-shading-value="0"/>
    </style:style>
    <style:style style:name="T213" style:family="text">
      <style:text-properties fo:language="en" fo:country="US" officeooo:rsid="0282e0e0" fo:background-color="transparent" loext:char-shading-value="0"/>
    </style:style>
    <style:style style:name="T214" style:family="text">
      <style:text-properties fo:language="en" fo:country="US" officeooo:rsid="019bde14"/>
    </style:style>
    <style:style style:name="T215" style:family="text">
      <style:text-properties fo:language="en" fo:country="US" officeooo:rsid="01a15bc4"/>
    </style:style>
    <style:style style:name="T216" style:family="text">
      <style:text-properties fo:language="en" fo:country="US" fo:font-weight="bold" officeooo:rsid="02157838" style:font-weight-asian="bold" style:font-weight-complex="bold"/>
    </style:style>
    <style:style style:name="T217" style:family="text">
      <style:text-properties fo:language="en" fo:country="US" officeooo:rsid="0223c1b4" fo:background-color="#ffff00" loext:char-shading-value="0"/>
    </style:style>
    <style:style style:name="T218" style:family="text">
      <style:text-properties fo:language="en" fo:country="US" officeooo:rsid="02257e6c"/>
    </style:style>
    <style:style style:name="T219" style:family="text">
      <style:text-properties fo:language="en" fo:country="US" officeooo:rsid="022bd978"/>
    </style:style>
    <style:style style:name="T220" style:family="text">
      <style:text-properties fo:language="en" fo:country="US" officeooo:rsid="022f01b8"/>
    </style:style>
    <style:style style:name="T221" style:family="text">
      <style:text-properties fo:language="en" fo:country="US" officeooo:rsid="02433408"/>
    </style:style>
    <style:style style:name="T222" style:family="text">
      <style:text-properties fo:language="en" fo:country="US" officeooo:rsid="03597257"/>
    </style:style>
    <style:style style:name="T223" style:family="text">
      <style:text-properties officeooo:rsid="011e2908"/>
    </style:style>
    <style:style style:name="T224" style:family="text">
      <style:text-properties officeooo:rsid="0120cf33"/>
    </style:style>
    <style:style style:name="T225" style:family="text">
      <style:text-properties officeooo:rsid="0125745b"/>
    </style:style>
    <style:style style:name="T226" style:family="text">
      <style:text-properties officeooo:rsid="0127c0a0"/>
    </style:style>
    <style:style style:name="T227" style:family="text">
      <style:text-properties officeooo:rsid="013042a9"/>
    </style:style>
    <style:style style:name="T228" style:family="text">
      <style:text-properties officeooo:rsid="01314fd3"/>
    </style:style>
    <style:style style:name="T229" style:family="text">
      <style:text-properties officeooo:rsid="01327a68"/>
    </style:style>
    <style:style style:name="T230" style:family="text">
      <style:text-properties officeooo:rsid="0132ef5d"/>
    </style:style>
    <style:style style:name="T231" style:family="text">
      <style:text-properties officeooo:rsid="0135215b"/>
    </style:style>
    <style:style style:name="T232" style:family="text">
      <style:text-properties officeooo:rsid="0137026c"/>
    </style:style>
    <style:style style:name="T233" style:family="text">
      <style:text-properties officeooo:rsid="013a8537"/>
    </style:style>
    <style:style style:name="T234" style:family="text">
      <style:text-properties officeooo:rsid="01458ba0"/>
    </style:style>
    <style:style style:name="T235" style:family="text">
      <style:text-properties officeooo:rsid="0149110c"/>
    </style:style>
    <style:style style:name="T236" style:family="text">
      <style:text-properties officeooo:rsid="01513726"/>
    </style:style>
    <style:style style:name="T237" style:family="text">
      <style:text-properties officeooo:rsid="015deeee"/>
    </style:style>
    <style:style style:name="T238" style:family="text">
      <style:text-properties officeooo:rsid="015fd117"/>
    </style:style>
    <style:style style:name="T239" style:family="text">
      <style:text-properties officeooo:rsid="016197a2"/>
    </style:style>
    <style:style style:name="T240" style:family="text">
      <style:text-properties officeooo:rsid="016536b1"/>
    </style:style>
    <style:style style:name="T241" style:family="text">
      <style:text-properties officeooo:rsid="0167ee2d"/>
    </style:style>
    <style:style style:name="T242" style:family="text">
      <style:text-properties officeooo:rsid="01693abf"/>
    </style:style>
    <style:style style:name="T243" style:family="text">
      <style:text-properties officeooo:rsid="016bef15"/>
    </style:style>
    <style:style style:name="T244" style:family="text">
      <style:text-properties officeooo:rsid="016d48c7"/>
    </style:style>
    <style:style style:name="T245" style:family="text">
      <style:text-properties officeooo:rsid="0182f139"/>
    </style:style>
    <style:style style:name="T246" style:family="text">
      <style:text-properties officeooo:rsid="018b830b"/>
    </style:style>
    <style:style style:name="T247" style:family="text">
      <style:text-properties officeooo:rsid="018bcb40"/>
    </style:style>
    <style:style style:name="T248" style:family="text">
      <style:text-properties officeooo:rsid="018ee703"/>
    </style:style>
    <style:style style:name="T249" style:family="text">
      <style:text-properties officeooo:rsid="018fbbd2"/>
    </style:style>
    <style:style style:name="T250" style:family="text">
      <style:text-properties officeooo:rsid="01a340ae"/>
    </style:style>
    <style:style style:name="T251" style:family="text">
      <style:text-properties officeooo:rsid="01a70fa8"/>
    </style:style>
    <style:style style:name="T252" style:family="text">
      <style:text-properties officeooo:rsid="01a914ff"/>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italic" fo:font-weight="bold" officeooo:rsid="01e32c06" style:font-style-asian="italic" style:font-weight-asian="bold" style:font-style-complex="italic" style:font-weight-complex="bold"/>
    </style:style>
    <style:style style:name="T255" style:family="text">
      <style:text-properties fo:font-style="italic" fo:font-weight="bold" officeooo:rsid="0118445e" style:font-style-asian="italic" style:font-weight-asian="bold" style:font-style-complex="italic" style:font-weight-complex="bold"/>
    </style:style>
    <style:style style:name="T256" style:family="text">
      <style:text-properties fo:font-style="italic" officeooo:rsid="030c542f" style:font-style-asian="italic" style:font-style-complex="italic"/>
    </style:style>
    <style:style style:name="T257" style:family="text">
      <style:text-properties fo:font-weight="bold" officeooo:rsid="018ee703" style:font-weight-asian="bold" style:font-weight-complex="bold"/>
    </style:style>
    <style:style style:name="T258" style:family="text">
      <style:text-properties officeooo:rsid="01c9d372"/>
    </style:style>
    <style:style style:name="T259" style:family="text">
      <style:text-properties officeooo:rsid="01cb876f"/>
    </style:style>
    <style:style style:name="T260" style:family="text">
      <style:text-properties officeooo:rsid="01cc512b"/>
    </style:style>
    <style:style style:name="T261" style:family="text">
      <style:text-properties officeooo:rsid="01cdd957"/>
    </style:style>
    <style:style style:name="T262" style:family="text">
      <style:text-properties officeooo:rsid="01d07b47"/>
    </style:style>
    <style:style style:name="T263" style:family="text">
      <style:text-properties officeooo:rsid="01d10d2a"/>
    </style:style>
    <style:style style:name="T264" style:family="text">
      <style:text-properties officeooo:rsid="01d1d041"/>
    </style:style>
    <style:style style:name="T265" style:family="text">
      <style:text-properties officeooo:rsid="01d1fbc3"/>
    </style:style>
    <style:style style:name="T266" style:family="text">
      <style:text-properties fo:language="bg" fo:country="BG"/>
    </style:style>
    <style:style style:name="T267" style:family="text">
      <style:text-properties fo:language="bg" fo:country="BG" fo:background-color="transparent" loext:char-shading-value="0"/>
    </style:style>
    <style:style style:name="T268" style:family="text">
      <style:text-properties fo:language="bg" fo:country="BG" officeooo:rsid="01f4c18c" fo:background-color="transparent" loext:char-shading-value="0"/>
    </style:style>
    <style:style style:name="T269" style:family="text">
      <style:text-properties fo:language="bg" fo:country="BG" officeooo:rsid="01f95797" fo:background-color="transparent" loext:char-shading-value="0"/>
    </style:style>
    <style:style style:name="T270" style:family="text">
      <style:text-properties fo:language="bg" fo:country="BG" officeooo:rsid="01fcab99" fo:background-color="transparent" loext:char-shading-value="0"/>
    </style:style>
    <style:style style:name="T271" style:family="text">
      <style:text-properties fo:language="bg" fo:country="BG" officeooo:rsid="01fe7b53" fo:background-color="transparent" loext:char-shading-value="0"/>
    </style:style>
    <style:style style:name="T272" style:family="text">
      <style:text-properties fo:language="bg" fo:country="BG" officeooo:rsid="020252a4" fo:background-color="transparent" loext:char-shading-value="0"/>
    </style:style>
    <style:style style:name="T273" style:family="text">
      <style:text-properties fo:language="bg" fo:country="BG" officeooo:rsid="020572cc" fo:background-color="transparent" loext:char-shading-value="0"/>
    </style:style>
    <style:style style:name="T274" style:family="text">
      <style:text-properties fo:language="bg" fo:country="BG" officeooo:rsid="02301eed" fo:background-color="transparent" loext:char-shading-value="0"/>
    </style:style>
    <style:style style:name="T275" style:family="text">
      <style:text-properties fo:language="bg" fo:country="BG" officeooo:rsid="02316f69" fo:background-color="transparent" loext:char-shading-value="0"/>
    </style:style>
    <style:style style:name="T276" style:family="text">
      <style:text-properties fo:language="bg" fo:country="BG" officeooo:rsid="0232c982" fo:background-color="transparent" loext:char-shading-value="0"/>
    </style:style>
    <style:style style:name="T277" style:family="text">
      <style:text-properties fo:language="bg" fo:country="BG" officeooo:rsid="02341588" fo:background-color="transparent" loext:char-shading-value="0"/>
    </style:style>
    <style:style style:name="T278" style:family="text">
      <style:text-properties fo:language="bg" fo:country="BG" officeooo:rsid="02349ec8" fo:background-color="transparent" loext:char-shading-value="0"/>
    </style:style>
    <style:style style:name="T279" style:family="text">
      <style:text-properties fo:language="bg" fo:country="BG" officeooo:rsid="0237717f" fo:background-color="transparent" loext:char-shading-value="0"/>
    </style:style>
    <style:style style:name="T280" style:family="text">
      <style:text-properties fo:language="bg" fo:country="BG" officeooo:rsid="02394d68" fo:background-color="transparent" loext:char-shading-value="0"/>
    </style:style>
    <style:style style:name="T281" style:family="text">
      <style:text-properties fo:language="bg" fo:country="BG" officeooo:rsid="023af906" fo:background-color="transparent" loext:char-shading-value="0"/>
    </style:style>
    <style:style style:name="T282" style:family="text">
      <style:text-properties fo:language="bg" fo:country="BG" officeooo:rsid="023cb3eb" fo:background-color="transparent" loext:char-shading-value="0"/>
    </style:style>
    <style:style style:name="T283" style:family="text">
      <style:text-properties fo:language="bg" fo:country="BG" officeooo:rsid="02407147" fo:background-color="transparent" loext:char-shading-value="0"/>
    </style:style>
    <style:style style:name="T284" style:family="text">
      <style:text-properties fo:language="bg" fo:country="BG" officeooo:rsid="0243bddf" fo:background-color="transparent" loext:char-shading-value="0"/>
    </style:style>
    <style:style style:name="T285" style:family="text">
      <style:text-properties fo:language="bg" fo:country="BG" officeooo:rsid="02465153" fo:background-color="transparent" loext:char-shading-value="0"/>
    </style:style>
    <style:style style:name="T286" style:family="text">
      <style:text-properties fo:language="bg" fo:country="BG" officeooo:rsid="02467ba1" fo:background-color="transparent" loext:char-shading-value="0"/>
    </style:style>
    <style:style style:name="T287" style:family="text">
      <style:text-properties fo:language="bg" fo:country="BG" officeooo:rsid="0248c756" fo:background-color="transparent" loext:char-shading-value="0"/>
    </style:style>
    <style:style style:name="T288" style:family="text">
      <style:text-properties fo:language="bg" fo:country="BG" officeooo:rsid="024a6d7c" fo:background-color="transparent" loext:char-shading-value="0"/>
    </style:style>
    <style:style style:name="T289" style:family="text">
      <style:text-properties fo:language="bg" fo:country="BG" officeooo:rsid="024bb53f" fo:background-color="transparent" loext:char-shading-value="0"/>
    </style:style>
    <style:style style:name="T290" style:family="text">
      <style:text-properties fo:language="bg" fo:country="BG" officeooo:rsid="024d3423" fo:background-color="transparent" loext:char-shading-value="0"/>
    </style:style>
    <style:style style:name="T291" style:family="text">
      <style:text-properties fo:language="bg" fo:country="BG" officeooo:rsid="025b1d4b" fo:background-color="transparent" loext:char-shading-value="0"/>
    </style:style>
    <style:style style:name="T292" style:family="text">
      <style:text-properties fo:language="bg" fo:country="BG" officeooo:rsid="025bf00f" fo:background-color="transparent" loext:char-shading-value="0"/>
    </style:style>
    <style:style style:name="T293" style:family="text">
      <style:text-properties fo:language="bg" fo:country="BG" officeooo:rsid="025de409" fo:background-color="transparent" loext:char-shading-value="0"/>
    </style:style>
    <style:style style:name="T294" style:family="text">
      <style:text-properties fo:language="bg" fo:country="BG" officeooo:rsid="025f17c0" fo:background-color="transparent" loext:char-shading-value="0"/>
    </style:style>
    <style:style style:name="T295" style:family="text">
      <style:text-properties fo:language="bg" fo:country="BG" officeooo:rsid="02611361" fo:background-color="transparent" loext:char-shading-value="0"/>
    </style:style>
    <style:style style:name="T296" style:family="text">
      <style:text-properties fo:language="bg" fo:country="BG" officeooo:rsid="02647b4a" fo:background-color="transparent" loext:char-shading-value="0"/>
    </style:style>
    <style:style style:name="T297" style:family="text">
      <style:text-properties fo:language="bg" fo:country="BG" officeooo:rsid="0264a8fa" fo:background-color="transparent" loext:char-shading-value="0"/>
    </style:style>
    <style:style style:name="T298" style:family="text">
      <style:text-properties fo:language="bg" fo:country="BG" officeooo:rsid="0265a99f" fo:background-color="transparent" loext:char-shading-value="0"/>
    </style:style>
    <style:style style:name="T299" style:family="text">
      <style:text-properties fo:language="bg" fo:country="BG" officeooo:rsid="02806b7d" fo:background-color="transparent" loext:char-shading-value="0"/>
    </style:style>
    <style:style style:name="T300" style:family="text">
      <style:text-properties fo:language="bg" fo:country="BG" officeooo:rsid="02824caa" fo:background-color="transparent" loext:char-shading-value="0"/>
    </style:style>
    <style:style style:name="T301" style:family="text">
      <style:text-properties fo:language="bg" fo:country="BG" officeooo:rsid="0282e0e0" fo:background-color="transparent" loext:char-shading-value="0"/>
    </style:style>
    <style:style style:name="T302" style:family="text">
      <style:text-properties fo:language="bg" fo:country="BG" officeooo:rsid="028461dc" fo:background-color="transparent" loext:char-shading-value="0"/>
    </style:style>
    <style:style style:name="T303" style:family="text">
      <style:text-properties fo:language="bg" fo:country="BG" officeooo:rsid="02844bdf" fo:background-color="transparent" loext:char-shading-value="0"/>
    </style:style>
    <style:style style:name="T304" style:family="text">
      <style:text-properties fo:language="bg" fo:country="BG" officeooo:rsid="028c77b8" fo:background-color="transparent" loext:char-shading-value="0"/>
    </style:style>
    <style:style style:name="T305" style:family="text">
      <style:text-properties fo:language="bg" fo:country="BG" officeooo:rsid="028da3c2" fo:background-color="transparent" loext:char-shading-value="0"/>
    </style:style>
    <style:style style:name="T306" style:family="text">
      <style:text-properties fo:language="bg" fo:country="BG" officeooo:rsid="028ea244" fo:background-color="transparent" loext:char-shading-value="0"/>
    </style:style>
    <style:style style:name="T307" style:family="text">
      <style:text-properties fo:language="bg" fo:country="BG" officeooo:rsid="01f6622d"/>
    </style:style>
    <style:style style:name="T308" style:family="text">
      <style:text-properties fo:language="bg" fo:country="BG" officeooo:rsid="020252a4"/>
    </style:style>
    <style:style style:name="T309" style:family="text">
      <style:text-properties fo:language="bg" fo:country="BG" officeooo:rsid="02257e6c"/>
    </style:style>
    <style:style style:name="T310" style:family="text">
      <style:text-properties fo:language="bg" fo:country="BG" officeooo:rsid="022f01b8"/>
    </style:style>
    <style:style style:name="T311" style:family="text">
      <style:text-properties fo:language="bg" fo:country="BG" officeooo:rsid="02301eed"/>
    </style:style>
    <style:style style:name="T312" style:family="text">
      <style:text-properties fo:language="bg" fo:country="BG" officeooo:rsid="02316f69"/>
    </style:style>
    <style:style style:name="T313" style:family="text">
      <style:text-properties fo:language="bg" fo:country="BG" officeooo:rsid="024292dc"/>
    </style:style>
    <style:style style:name="T314" style:family="text">
      <style:text-properties fo:language="bg" fo:country="BG" officeooo:rsid="024e3ff8"/>
    </style:style>
    <style:style style:name="T315" style:family="text">
      <style:text-properties fo:language="bg" fo:country="BG" officeooo:rsid="024f0d3a"/>
    </style:style>
    <style:style style:name="T316" style:family="text">
      <style:text-properties fo:language="bg" fo:country="BG" officeooo:rsid="025806a3"/>
    </style:style>
    <style:style style:name="T31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1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19"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2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2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2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2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24" style:family="text">
      <style:text-properties fo:language="bg" fo:country="BG" officeooo:rsid="02d1e734"/>
    </style:style>
    <style:style style:name="T32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2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2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28" style:family="text">
      <style:text-properties officeooo:rsid="020a01b5"/>
    </style:style>
    <style:style style:name="T329" style:family="text">
      <style:text-properties officeooo:rsid="020fa8f2"/>
    </style:style>
    <style:style style:name="T330" style:family="text">
      <style:text-properties officeooo:rsid="021014ed"/>
    </style:style>
    <style:style style:name="T331" style:family="text">
      <style:text-properties officeooo:rsid="02106492"/>
    </style:style>
    <style:style style:name="T332" style:family="text">
      <style:text-properties officeooo:rsid="02165299"/>
    </style:style>
    <style:style style:name="T333" style:family="text">
      <style:text-properties officeooo:rsid="021eab53"/>
    </style:style>
    <style:style style:name="T334" style:family="text">
      <style:text-properties officeooo:rsid="0221accc"/>
    </style:style>
    <style:style style:name="T335" style:family="text">
      <style:text-properties officeooo:rsid="02226352"/>
    </style:style>
    <style:style style:name="T336" style:family="text">
      <style:text-properties officeooo:rsid="02257e6c"/>
    </style:style>
    <style:style style:name="T337" style:family="text">
      <style:text-properties officeooo:rsid="022ddc5f"/>
    </style:style>
    <style:style style:name="T338" style:family="text">
      <style:text-properties officeooo:rsid="022f01b8"/>
    </style:style>
    <style:style style:name="T339" style:family="text">
      <style:text-properties style:font-name="Times New Roman4" fo:language="bg" fo:country="BG" officeooo:rsid="024d3423" fo:background-color="transparent" loext:char-shading-value="0"/>
    </style:style>
    <style:style style:name="T340" style:family="text">
      <style:text-properties style:font-name="Times New Roman4" fo:language="bg" fo:country="BG" officeooo:rsid="02647b4a" fo:background-color="transparent" loext:char-shading-value="0"/>
    </style:style>
    <style:style style:name="T341" style:family="text">
      <style:text-properties style:font-name="Times New Roman" fo:language="bg" fo:country="BG" officeooo:rsid="024d3423" fo:background-color="transparent" loext:char-shading-value="0"/>
    </style:style>
    <style:style style:name="T342" style:family="text">
      <style:text-properties style:font-name="Times New Roman" fo:language="bg" fo:country="BG" officeooo:rsid="02647b4a" fo:background-color="transparent" loext:char-shading-value="0"/>
    </style:style>
    <style:style style:name="T343" style:family="text">
      <style:text-properties style:font-name="Times New Roman" fo:language="bg" fo:country="BG" officeooo:rsid="02669ddf" fo:background-color="transparent" loext:char-shading-value="0"/>
    </style:style>
    <style:style style:name="T344" style:family="text">
      <style:text-properties style:font-name="Times New Roman" fo:language="bg" fo:country="BG" officeooo:rsid="026838fc" fo:background-color="transparent" loext:char-shading-value="0"/>
    </style:style>
    <style:style style:name="T345" style:family="text">
      <style:text-properties style:font-name="Times New Roman" fo:language="bg" fo:country="BG" officeooo:rsid="0269e92a" fo:background-color="transparent" loext:char-shading-value="0"/>
    </style:style>
    <style:style style:name="T346" style:family="text">
      <style:text-properties style:font-name="Times New Roman" fo:language="bg" fo:country="BG" officeooo:rsid="026b2712" fo:background-color="transparent" loext:char-shading-value="0"/>
    </style:style>
    <style:style style:name="T347" style:family="text">
      <style:text-properties style:font-name="Times New Roman" fo:language="bg" fo:country="BG" officeooo:rsid="026dfc35" fo:background-color="transparent" loext:char-shading-value="0"/>
    </style:style>
    <style:style style:name="T348" style:family="text">
      <style:text-properties style:font-name="Times New Roman" fo:language="bg" fo:country="BG" officeooo:rsid="026fab51" fo:background-color="transparent" loext:char-shading-value="0"/>
    </style:style>
    <style:style style:name="T349" style:family="text">
      <style:text-properties style:font-name="Times New Roman" fo:language="bg" fo:country="BG" officeooo:rsid="02714d7a" fo:background-color="transparent" loext:char-shading-value="0"/>
    </style:style>
    <style:style style:name="T350" style:family="text">
      <style:text-properties style:font-name="Times New Roman" fo:language="bg" fo:country="BG" officeooo:rsid="0272886e" fo:background-color="#ffff00" loext:char-shading-value="0"/>
    </style:style>
    <style:style style:name="T351" style:family="text">
      <style:text-properties style:font-name="Times New Roman" fo:language="bg" fo:country="BG" officeooo:rsid="02a5e8ab" style:font-size-asian="10.5pt"/>
    </style:style>
    <style:style style:name="T352" style:family="text">
      <style:text-properties style:font-name="Times New Roman" fo:language="en" fo:country="US" officeooo:rsid="02714d7a" fo:background-color="transparent" loext:char-shading-value="0"/>
    </style:style>
    <style:style style:name="T353" style:family="text">
      <style:text-properties fo:font-variant="normal" fo:text-transform="none" style:text-position="0% 100%" fo:font-style="normal" style:text-underline-style="none" fo:font-weight="normal"/>
    </style:style>
    <style:style style:name="T354" style:family="text">
      <style:text-properties officeooo:rsid="0254f986"/>
    </style:style>
    <style:style style:name="T355"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6" style:family="text">
      <style:text-properties fo:color="#009933" officeooo:rsid="0296cb70"/>
    </style:style>
    <style:style style:name="T357" style:family="text">
      <style:text-properties fo:color="#009933" fo:language="ru" fo:country="RU" officeooo:rsid="0309e951" fo:background-color="transparent" loext:char-shading-value="0"/>
    </style:style>
    <style:style style:name="T358" style:family="text">
      <style:text-properties fo:color="#009933" officeooo:rsid="030c542f"/>
    </style:style>
    <style:style style:name="T359" style:family="text">
      <style:text-properties officeooo:rsid="028fdca1"/>
    </style:style>
    <style:style style:name="T360" style:family="text">
      <style:text-properties officeooo:rsid="029210c9"/>
    </style:style>
    <style:style style:name="T361" style:family="text">
      <style:text-properties officeooo:rsid="0294d9bb"/>
    </style:style>
    <style:style style:name="T362" style:family="text">
      <style:text-properties officeooo:rsid="0296cb70"/>
    </style:style>
    <style:style style:name="T363" style:family="text">
      <style:text-properties officeooo:rsid="02a5e8ab"/>
    </style:style>
    <style:style style:name="T364" style:family="text">
      <style:text-properties officeooo:rsid="02ae2b29"/>
    </style:style>
    <style:style style:name="T365" style:family="text">
      <style:text-properties officeooo:rsid="02ae4f30"/>
    </style:style>
    <style:style style:name="T366" style:family="text">
      <style:text-properties officeooo:rsid="02b0055a"/>
    </style:style>
    <style:style style:name="T367" style:family="text">
      <style:text-properties officeooo:rsid="02b74a49"/>
    </style:style>
    <style:style style:name="T368" style:family="text">
      <style:text-properties fo:font-style="normal" fo:font-weight="bold" style:font-style-asian="normal" style:font-weight-asian="bold" style:font-style-complex="normal" style:font-weight-complex="bold"/>
    </style:style>
    <style:style style:name="T369" style:family="text">
      <style:text-properties fo:font-style="normal" fo:font-weight="bold" officeooo:rsid="013a61e8" style:font-style-asian="normal" style:font-weight-asian="bold" style:font-style-complex="normal" style:font-weight-complex="bold"/>
    </style:style>
    <style:style style:name="T370" style:family="text">
      <style:text-properties fo:font-style="normal" fo:font-weight="bold" officeooo:rsid="02ba0ad9" style:font-style-asian="normal" style:font-weight-asian="bold" style:font-style-complex="normal" style:font-weight-complex="bold"/>
    </style:style>
    <style:style style:name="T371" style:family="text">
      <style:text-properties officeooo:rsid="02bc6748"/>
    </style:style>
    <style:style style:name="T372" style:family="text">
      <style:text-properties officeooo:rsid="02c36bef"/>
    </style:style>
    <style:style style:name="T373" style:family="text">
      <style:text-properties officeooo:rsid="02cec7d8"/>
    </style:style>
    <style:style style:name="T374" style:family="text">
      <style:text-properties officeooo:rsid="02cf3d48"/>
    </style:style>
    <style:style style:name="T375" style:family="text">
      <style:text-properties officeooo:rsid="02d0d77c"/>
    </style:style>
    <style:style style:name="T376" style:family="text">
      <style:text-properties officeooo:rsid="02d1e734"/>
    </style:style>
    <style:style style:name="T377" style:family="text">
      <style:text-properties officeooo:rsid="02d84c28"/>
    </style:style>
    <style:style style:name="T378" style:family="text">
      <style:text-properties officeooo:rsid="02dc6837"/>
    </style:style>
    <style:style style:name="T379" style:family="text">
      <style:text-properties officeooo:rsid="02dd60a1"/>
    </style:style>
    <style:style style:name="T380" style:family="text">
      <style:text-properties officeooo:rsid="030c542f"/>
    </style:style>
    <style:style style:name="T381" style:family="text">
      <style:text-properties officeooo:rsid="030ca7ce"/>
    </style:style>
    <style:style style:name="T382" style:family="text">
      <style:text-properties officeooo:rsid="030dda5f"/>
    </style:style>
    <style:style style:name="T383" style:family="text">
      <style:text-properties officeooo:rsid="0322b49a"/>
    </style:style>
    <style:style style:name="T384" style:family="text">
      <style:text-properties officeooo:rsid="037001e3"/>
    </style:style>
    <style:style style:name="T385" style:family="text">
      <style:text-properties officeooo:rsid="03727f09"/>
    </style:style>
    <style:style style:name="T386" style:family="text">
      <style:text-properties officeooo:rsid="0373efca"/>
    </style:style>
    <style:style style:name="T387" style:family="text">
      <style:text-properties officeooo:rsid="037538a4"/>
    </style:style>
    <style:style style:name="T388" style:family="text">
      <style:text-properties officeooo:rsid="03794632"/>
    </style:style>
    <style:style style:name="T389" style:family="text">
      <style:text-properties officeooo:rsid="0379c197"/>
    </style:style>
    <style:style style:name="T390" style:family="text">
      <style:text-properties officeooo:rsid="037dc8f9"/>
    </style:style>
    <style:style style:name="T391" style:family="text">
      <style:text-properties officeooo:rsid="038299cb"/>
    </style:style>
    <style:style style:name="T392" style:family="text">
      <style:text-properties officeooo:rsid="038bad68"/>
    </style:style>
    <style:style style:name="T393" style:family="text">
      <style:text-properties officeooo:rsid="038d644c"/>
    </style:style>
    <style:style style:name="T394" style:family="text">
      <style:text-properties officeooo:rsid="03bab988"/>
    </style:style>
    <style:style style:name="T39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87480335687223750" text:style-name="L28">
        <text:list-item>
          <text:p text:style-name="P93"><text:bookmark-start text:name="__RefHeading__6520_970456079"/>Материали и методи<text:bookmark-end text:name="__RefHeading__6520_970456079"/></text:p>
        </text:list-item>
      </text:list>
      <text:list xml:id="list2072343196675885338"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236">задачи </text:span>на тази дисертация е <text:span text:style-name="T236">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236">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36">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236">. </text:span><office:annotation-end office:name="__Fieldmark__13502_119404090"/></text:p>
      <text:list xml:id="list173729755332289" text:continue-list="list2072343196675885338"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238">(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243">И</text:span>зследвани <text:span text:style-name="T243">бяха </text:span>три полета от морски треви и съседните пясъчни субстрати. Станциите <text:span text:style-name="T244">на пробовзимане (</text:span><text:sequence-ref text:reference-format="category-and-value" text:ref-name="refФиг.0">Фиг. 1</text:sequence-ref><text:span text:style-name="T24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42">па</text:span>дни води, <text:span text:style-name="T237">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241">за пробонабиране </text:span>в Созополския залив (2012 г.). С червена стрелка е отбелязано местоположението на <text:span text:style-name="T258">източника на непречистени отпадни води</text:span> на град Созопол.</text:p></draw:text-box></draw:frame><text:soft-page-break/></text:p>
      <text:p text:style-name="P10"><text:span text:style-name="T259">В</text:span>ъв вътрешността на всяко <text:span text:style-name="T259">от трите</text:span> поле<text:span text:style-name="T259">та от морски треви от р. Zostera в залива</text:span> бяха избрани <text:span text:style-name="T260">по </text:span>две станции. <text:span text:style-name="T261">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73729614180916"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3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239">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239">разгледани предните два типа местообитания в крайбрежната зона (морски треви и пясъци) (</text:span><text:span text:style-name="T43"><text:sequence-ref text:reference-format="category-and-value" text:ref-name="refФиг.1">Фиг. 2</text:sequence-ref></text:span><text:span text:style-name="T239">).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62">изследвани</text:span> повече полета. От станции Пода, Отманли и Градина бяха събрани <text:span text:style-name="T263">зообентосни </text:span>проби през 2013 и 2014 г.; от станция Ропотамо – <text:span text:style-name="T264">само </text:span>през 2013 г., а от станция Вромос – <text:span text:style-name="T264">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40">а през 2014 г. - едно пробонабиране (юли)</text:span>.</text:p>
      <text:list xml:id="list173729535109424" text:continue-list="list173729614180916"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223">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235">ф</text:span>инансиран от Седма Рамкова програма на ЕС<text:span text:style-name="T40">. </text:span></text:p>
      <text:p text:style-name="P38">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265">о време на пилотното изследване в Созополски залив п</text:span>рез 2012 г. <text:span text:style-name="T265">беше изпробвана методичната схема на пробонабиране</text:span>. <text:span text:style-name="T234">Събрани бяха зообентосни проби от полета морски треви и от съседните пясъчни местообитания по схемата, описана в т. </text:span><text:span text:style-name="T234"><text:bookmark-ref text:reference-format="number" text:ref-name="__RefHeading__1723_913202925">1.1.1.1</text:bookmark-ref></text:span><text:span text:style-name="T39">.</text:span><text:span text:style-name="T234"> </text:span></text:p>
      <text:p text:style-name="Thesis_5f_body">През 2013-2014 г. <text:span text:style-name="T265">бяха събирани проби в рамките на Големия Бургаски залив от същите два типа местообитания по схемата, описана в т. </text:span><text:span text:style-name="T265"><text:bookmark-ref text:reference-format="number" text:ref-name="__RefHeading__1725_913202925">1.1.1.2</text:bookmark-ref></text:span><text:span text:style-name="T265">. </text:span></text:p>
      <text:p text:style-name="Thesis_5f_body"><text:span text:style-name="T223">Събрани и обработени бяха общо 134</text:span><text:span text:style-name="T40"> </text:span><text:span text:style-name="T223">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223">56 от полетата от морски треви и 78 от пясъчните местообитания</text:span><office:annotation-end office:name="__Annotation__1836_1828351701"/><text:span text:style-name="T223">).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23">(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23">,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23">(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23">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23">(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23">.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23">(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23">. Тъй като това е основна задача на тази дисертация, използваният метод на пробонабиране е подходящ за целта.</text:span></text:p>
      <text:p text:style-name="Thesis_5f_body"><text:span text:style-name="T223">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2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333">бяха</text:span> отдел<text:span text:style-name="T333">яни</text:span> от седимента чрез промиване на малки порции от пробата през сито с диаметър на окото 0.5 mm, след което <text:span text:style-name="T333">бяха</text:span> фиксира<text:span text:style-name="T333">ни</text:span> с 10% разтвор на формалдехид в морска вода. </text:p>
      <text:p text:style-name="P24"><text:span text:style-name="T225">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25">(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25">,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25">(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25">,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25">(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25">,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25">(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25">.</text:span></text:p>
      <text:p text:style-name="Thesis_5f_body"><text:span text:style-name="T226">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26">. </text:span></text:p>
      <text:p text:style-name="Thesis_5f_body"><text:span text:style-name="T226">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26">(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26">. Биомасата на всеки вид също беше преизчислена за 1 m</text:span><text:span text:style-name="T2">2</text:span><text:span text:style-name="T226">. </text:span></text:p>
      <text:p text:style-name="P25">Тези основни параметри на макрозообентосните съобщества <text:span text:style-name="T266">бяха</text:span><text:span text:style-name="T44"> използва</text:span><text:span text:style-name="T266">ни </text:span><text:span text:style-name="T44">за </text:span><text:span text:style-name="T266">характеризиране на тяхното биоразнообразие, както и за </text:span><text:span text:style-name="T44">изчисляването на индекси</text:span><text:span text:style-name="T266">те</text:span><text:span text:style-name="T44"> за екологично качество на средата.</text:span></text:p>
      <text:list xml:id="list173728876188056" text:continue-list="list173729535109424"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334">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73729856986536" text:continue-list="list173728876188056" text:style-name="Thesis_5f_numbering">
        <text:list-item>
          <text:list>
            <text:list-item>
              <text:list>
                <text:list-item>
                  <text:list>
                    <text:list-item text:start-value="1">
                      <text:p text:style-name="P110"><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335">Върху събраните данни бяха приложени </text:span>обективни методи за оценка на биоразнообразието, <text:span text:style-name="T335">които </text:span>се използват <text:span text:style-name="T335">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335">и/</text:span>или във времето. Терминът „разнообразие“ обикновено <text:span text:style-name="T329">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3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330">а</text:span>та на биоразнообразието се основава на 3 допускания. <text:span text:style-name="T367">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335">на индексите</text:span>. Относителната пропорция (численост) на един вид в <text:span text:style-name="T328">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331">обаче </text:span>не <text:span text:style-name="T335">правят тези допускания: при тях таксономичната идентичност на </text:span>видове<text:span text:style-name="T335">те</text:span> <text:span text:style-name="T335">е от значение</text:span>.</text:p>
      <text:p text:style-name="P18"><text:span text:style-name="T367">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9">Следва </text:span><text:span text:style-name="T8">описани</text:span><text:span text:style-name="T9">е</text:span><text:span text:style-name="T8"> </text:span><text:span text:style-name="T9">на основните принципи и особености на</text:span><text:span text:style-name="T8"> методите, приложени в настоящето изследване. Пълно представяне на различните методи за оценка на биоразнообразието има например в </text:span><text:span text:style-name="T217">Magurran</text:span><text:span text:style-name="T8">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text:span></text:p>
      <text:p text:style-name="P20"/>
      <text:p text:style-name="Thesis_5f_body"><text:span text:style-name="T254">Индекси за биоразнообразие</text:span> <text:s/></text:p>
      <text:p text:style-name="P48">Видовото богатство (<text:span text:style-name="T204">species richness, S</text:span>) може да се приеме като най-простия индекс за биоразнообразие. Представлява <text:span text:style-name="T336">общият брой различни видове в пробата или </text:span><text:soft-page-break/><text:span text:style-name="T336">съобществото. Зависи силно от размера на пробата, както и от броя събрани проби. Съществуват индекси за видово богатство (напр. </text:span><text:span text:style-name="T218">d </text:span><text:span text:style-name="T309">на </text:span><text:span text:style-name="T218">Margalef</text:span><text:span text:style-name="T336">),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5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9">индексът </text:span><text:span text:style-name="T81">на </text:span><text:span text:style-name="T219">Shannon</text:span><text:span text:style-name="T81">-</text:span><text:span text:style-name="T219">W</text:span><text:span text:style-name="T215">iene</text:span><text:span text:style-name="T214">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14">(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1">:</text:span></text:p>
      <text:p text:style-name="P30"/>
      <text:p text:style-name="P27"><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7">където:</text:p>
      <text:p text:style-name="P26"><text:span text:style-name="T204">p</text:span><text:span text:style-name="T13">i</text:span><text:span text:style-name="T44"> = </text:span>n<text:span text:style-name="T12">i </text:span><text:span text:style-name="T44">/ </text:span>N<text:span text:style-name="T44"> – пропорция на индивидите от вида </text:span><text:span text:style-name="T204">i</text:span><text:span text:style-name="T44"> в пробата <text:line-break/></text:span><text:span text:style-name="T204">n</text:span><text:span text:style-name="T12">i</text:span><text:span text:style-name="T14"> </text:span><text:span text:style-name="T17">-</text:span><text:span text:style-name="T44"> брой индивиди от вида </text:span>i<text:span text:style-name="T44"> в пробата <text:line-break/></text:span><text:span text:style-name="T204">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310">В</text:span><text:span text:style-name="T307"> екологичните изследвания </text:span><text:span text:style-name="T78">най-често </text:span><text:span text:style-name="T44">се използва основа 2 </text:span><text:span text:style-name="T31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1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8">тази основа е използвана и в настоящето изследване.</text:span><text:span text:style-name="T80"> </text:span></text:p>
      <text:p text:style-name="P31"><text:span text:style-name="T220">H’</text:span><text:span text:style-name="T337">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13">несигурността при</text:span><text:span text:style-name="T337">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37">(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37">. Това обаче затруднява </text:span><text:soft-page-break/><text:span text:style-name="T337">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6"><text:span text:style-name="T284">П</text:span><text:span text:style-name="T269">аралелно </text:span><text:span text:style-name="T284">с </text:span><text:span text:style-name="T210">H’ </text:span><text:span text:style-name="T284">често </text:span><text:span text:style-name="T269">се използва и индексът на </text:span><text:span text:style-name="T206">Pielou</text:span><text:span text:style-name="T51"> </text:span><text:span text:style-name="T206">J</text:span><text:span text:style-name="T51">’ </text:span><text:span text:style-name="T269">за изравненост на съобществата, който описва доминирането и кодоминирането на видовете:</text:span><text:span text:style-name="T51"> </text:span></text:p>
      <text:p text:style-name="P28"><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6"><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206">Shannon</text:span><text:span text:style-name="T51">. </text:span><text:span text:style-name="T206">J</text:span><text:span text:style-name="T51">’ варира от 0 (неравномерно съобщество, </text:span><text:span text:style-name="T268">в което </text:span><text:span text:style-name="T51">един или няколко вида силно доминират </text:span><text:span text:style-name="T268">по численост</text:span><text:span text:style-name="T51">) до 1 (напълно равномерно съобщество — нито един вид не доминира; видовете се срещат в равни пропорции). </text:span></text:p>
      <text:p text:style-name="P39"/>
      <text:p text:style-name="P5">Ефективно разнообразие (ефективен брой видове)</text:p>
      <text:p text:style-name="Thesis_5f_body"><text:span text:style-name="T338">Трудностите в интерпретацията на </text:span><text:span text:style-name="T221">H’</text:span><text:span text:style-name="T338"> могат да се избегнат чрез превръщането на индекса </text:span><text:span text:style-name="T311">в </text:span><text:span text:style-name="T316">ефективно разнообразие или </text:span><text:span text:style-name="T311">ефективен брой видове – </text:span><text:span text:style-name="T271">броят </text:span><text:span text:style-name="T275">еднакви по честота </text:span><text:span text:style-name="T271">видове, </text:span><text:span text:style-name="T275">които трябва да присъстват в едно теоретично</text:span><text:span text:style-name="T271"> съобщество, </text:span><text:span text:style-name="T275">за да има то</text:span><text:span text:style-name="T271"> същата стойност на индекса за биоразнообразие като изучаваното</text:span><text:span text:style-name="T27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7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70">. </text:span><text:span text:style-name="T271">Ефективният брой видове е познат също така като </text:span><text:span text:style-name="T273">едно от </text:span><text:span text:style-name="T271">числ</text:span><text:span text:style-name="T273">ата</text:span><text:span text:style-name="T271"> на </text:span><text:span text:style-name="T207">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07">(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1">. </text:span><text:span text:style-name="T308">Целта на тези числа е да свържат компонентите видово богатство и изравненост на съобществата. </text:span><text:span text:style-name="T312">Те също представляват ентропия (несигурност) и се и</text:span><text:span text:style-name="T308">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2"><text:span text:style-name="T204">p</text:span><text:span text:style-name="T12">i </text:span><text:span text:style-name="T18">= </text:span><text:span text:style-name="T25">пропорционална численост на вид </text:span><text:span text:style-name="T26">i</text:span><text:span text:style-name="T19"> </text:span><text:span text:style-name="T26">в пробата</text:span></text:p>
      <text:p text:style-name="P33"><text:span text:style-name="T23">q</text:span><text:span text:style-name="T18"> = </text:span><text:span text:style-name="T24">„порядък“ на индекса; </text:span><text:span text:style-name="T28">о</text:span><text:span text:style-name="T24">бозначава зависимостта на индекса </text:span><text:span text:style-name="T27">от</text:span><text:span text:style-name="T24"> редките видове</text:span><text:span text:style-name="T27">. </text:span></text:p>
      <text:p text:style-name="P46"/>
      <text:p text:style-name="Thesis_5f_body"><text:span text:style-name="T28">Параметърът </text:span><text:span text:style-name="T32">q</text:span><text:span text:style-name="T20"> </text:span><text:span text:style-name="T28">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0">В</text:span><text:span text:style-name="T31">сички стойности на </text:span><text:span text:style-name="T22">q</text:span><text:span text:style-name="T31"> </text:span><text:span text:style-name="T21">&lt; 1 </text:span><text:span text:style-name="T31">отдават по-голяма тежест на редките видове, а стойностите на </text:span><text:span text:style-name="T22">q</text:span><text:span text:style-name="T31"> </text:span><text:span text:style-name="T21">&gt; 1 </text:span><text:span text:style-name="T3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text:span></text:p>
      <text:p text:style-name="P34"><text:soft-page-break/><text:span text:style-name="T29">В настоящето изследване е използвано е</text:span><text:span text:style-name="T28">фективното разнообразие от порядък 1, <text:s/></text:span><text:span text:style-name="T29">което </text:span><text:span text:style-name="T28">отговаря на експоненциала на индекса на </text:span><text:span text:style-name="T20">Shannon, </text:span><text:span text:style-name="T28">и </text:span><text:span text:style-name="T272">разглежда </text:span><text:span text:style-name="T279">редките и обичайните </text:span><text:span text:style-name="T280">видове </text:span><text:span text:style-name="T272">като </text:span><text:span text:style-name="T279">напълно </text:span><text:span text:style-name="T272">еквивалентни, </text:span><text:span text:style-name="T279">утежнени само от собствената си честота в </text:span><text:span text:style-name="T281">съобществото</text:span><text:span text:style-name="T272">. </text:span><text:span text:style-name="T282">Това свойство обуславя и централната роля, която индексът </text:span><text:span text:style-name="T209">H’ </text:span><text:span text:style-name="T282">играе в биологичните изследвания. </text:span></text:p>
      <text:p text:style-name="P35"><text:span text:style-name="T283">Ефективното разнообразие е лесно за интерпретация, тъй като </text:span><text:span text:style-name="T278">варира линейно и пропорционално при промяна в разнообразието на съобществат</text:span><text:span text:style-name="T283">а </text:span><text:span text:style-name="T291">и позволява директно сравнение на две съобщества</text:span><text:span text:style-name="T283">. Също така, к</text:span><text:span text:style-name="T276">огато в изучаваното съобщество има силно доминиране на един или няколко вида над останалите, ефективният брой видове за </text:span><text:span text:style-name="T208">H’ </text:span><text:span text:style-name="T276">ще е по-малък от действителния брой видове (видовото богатство) на съобществото; </text:span><text:span text:style-name="T277">колкото по-голяма е разликата, толкова по-силно е доминирането. </text:span></text:p>
      <text:p text:style-name="P15"/>
      <text:p text:style-name="P15">Таксономични индекси</text:p>
      <text:p text:style-name="P37"><text:span text:style-name="T26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85">Ако две съобщества имат еднакъв брой видове и идентично разпределение на численостите </text:span><text:span text:style-name="T287">им</text:span><text:span text:style-name="T285">, но се различават по </text:span><text:span text:style-name="T292">набора</text:span><text:span text:style-name="T2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288">Изчисляването </text:span><text:span text:style-name="T285">на таксономични индекси е възможно, когато таксономичната резолюция на данните е достатъчно висока. </text:span></text:p>
      <text:p text:style-name="Thesis_5f_body"><text:span text:style-name="T289">В настоящето изследване </text:span><text:span text:style-name="T290">са</text:span><text:span text:style-name="T289"> приложен</text:span><text:span text:style-name="T290">и</text:span><text:span text:style-name="T289"> </text:span><text:span text:style-name="T286">индекс</text:span><text:span text:style-name="T290">и</text:span><text:span text:style-name="T286">т</text:span><text:span text:style-name="T290">е</text:span><text:span text:style-name="T286"> за таксономична разлика на </text:span><text:span text:style-name="T211">Warwick </text:span><text:span text:style-name="T286">и </text:span><text:span text:style-name="T21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1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289">таксономично разнообразие (</text:span><text:span text:style-name="T339">Δ</text:span><text:span text:style-name="T289">) и таксономична разлика (</text:span><text:span text:style-name="T339">Δ</text:span><text:span text:style-name="T341">*</text:span><text:span text:style-name="T289">). </text:span></text:p>
      <text:p text:style-name="Thesis_5f_body"><text:span text:style-name="T289">Т</text:span><text:span text:style-name="T290">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293">Когато разпределението на видовете между надвидовите таксони е по-равномерно, стойността на индекса е по-висока. </text:span><text:span text:style-name="T290">Разстоянието може да се изрази като дължината на „клоните“ на филогенетичното дърво, свързващи тези организми. </text:span><text:span text:style-name="T296">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296">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06">при изкачване в таксономичната йерархия</text:span><text:span text:style-name="T29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9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97">.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9"><text:span text:style-name="T293">Ако</text:span><text:span text:style-name="T290"> </text:span><text:span text:style-name="T293">количествените </text:span><text:span text:style-name="T290">данни се </text:span><text:span text:style-name="T294">превърнат в</text:span><text:span text:style-name="T290"> присъствие/отсъствие, двата предишни индекса се свеждат до един и същ индекс - </text:span><text:span text:style-name="T339">Δ</text:span><text:span text:style-name="T3">+</text:span><text:span text:style-name="T289"> , </text:span><text:span text:style-name="T290">който може да се разглежда като средната таксономична разлика между които и да е два произволни вида </text:span><text:span text:style-name="T295">в съобществото, </text:span><text:span text:style-name="T296">и чието стандартно отклонение може да бъде изчислено</text:span><text:span text:style-name="T290">. </text:span><text:span text:style-name="T298">Така този индекс по същество представлява мярка за таксономичния обхват на пробата.</text:span></text:p>
      <text:p text:style-name="P50"><text:span text:style-name="T296">На базата на </text:span><text:span text:style-name="T339">Δ</text:span><text:span text:style-name="T3">+ <text:s/></text:span><text:span text:style-name="T33">м</text:span><text:span text:style-name="T296">оже също така да се изчисли индексът на вариация на таксономичната разлика </text:span><text:span text:style-name="T340">Λ</text:span><text:span text:style-name="T4">+</text:span><text:span text:style-name="T342">, </text:span><text:span text:style-name="T343">който изразява неравномерността в таксономичната структура. </text:span></text:p>
      <text:p text:style-name="Thesis_5f_body"><text:span text:style-name="T343">За да се тества разликата </text:span><text:span text:style-name="T344">между</text:span><text:span text:style-name="T343"> </text:span><text:span text:style-name="T344">таксономичното разнообразие на </text:span><text:span text:style-name="T343">изучаваните съобщества </text:span><text:span text:style-name="T344">и</text:span><text:span text:style-name="T343"> „очакван</text:span><text:span text:style-name="T344">о</text:span><text:span text:style-name="T343">т</text:span><text:span text:style-name="T344">о</text:span><text:span text:style-name="T343">“ </text:span><text:span text:style-name="T344">разнообразие в района на изследване </text:span><text:span text:style-name="T343">е възможно да се построят вероятностни „фунии“ </text:span><text:span text:style-name="T346">(95 % доверителен интервал на индексите) </text:span><text:span text:style-name="T343">на базата на максимално пълен видов списък на фауната на </text:span><text:span text:style-name="T344">този </text:span><text:span text:style-name="T343">район. Видовете, намерени в проба </text:span><text:span text:style-name="T346">от дадено място в района на изследване</text:span><text:span text:style-name="T343">, се считат за </text:span><text:span text:style-name="T346">случайна извадка</text:span><text:span text:style-name="T344"> от този набор видове. Докато </text:span><text:span text:style-name="T346">едно </text:span><text:span text:style-name="T344">такова сравнение е невъзможно за видовото богатство </text:span><text:span text:style-name="T346">в пробата</text:span><text:span text:style-name="T344">, което винаги ще е по-малко от </text:span><text:span text:style-name="T345">пълния набор видове, средната таксономична разлика </text:span><text:span text:style-name="T339">Δ</text:span><text:span text:style-name="T3">+ </text:span><text:span text:style-name="T35">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4">, </text:span><text:span text:style-name="T35">а едно потенциално намаляване на стойността </text:span><text:span text:style-name="T36">на </text:span><text:span text:style-name="T38">Δ</text:span><text:span text:style-name="T3">+ </text:span><text:span text:style-name="T35">на дадено място по време на изследването би могл</text:span><text:span text:style-name="T36">о</text:span><text:span text:style-name="T35"> да се дълж</text:span><text:span text:style-name="T36">и</text:span><text:span text:style-name="T35">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 </text:span></text:p>
      <text:p text:style-name="P53"><text:span text:style-name="T35">В </text:span><text:span text:style-name="T3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53">(Вълканов, 1957; Вълканов and Маринов, </text:span><text:soft-page-break/><text:span text:style-name="T353">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43">, </text:span><text:span text:style-name="T347">а също и </text:span><text:span text:style-name="T34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4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43">, </text:span><text:span text:style-name="T349">T</text:span><text:span text:style-name="T35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5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43">, </text:span><office:annotation office:name="__Annotation__6407_1416121077"><dc:creator>Unknown Author</dc:creator><dc:date>2016-08-05T13:51:24</dc:date><text:list text:style-name=""><text:list-item><text:p>Намери и добави! </text:p></text:list-item></text:list></office:annotation><text:span text:style-name="T350">доклад натура...</text:span><office:annotation-end office:name="__Annotation__6407_1416121077"/></text:p>
      <text:p text:style-name="P51"><text:span text:style-name="T359">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59">матрица, отговаряща на </text:span>таксономична йерархия, <text:span text:style-name="T359">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59">(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59">.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59">(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59">.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52">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60">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255">Г</text:span><text:span text:style-name="T253">рафични методи за характеризиране на съобществата</text:span></text:p>
      <text:p text:style-name="P62">За допълнително характеризиране на биоразнообразието на зообентосните съобщества бяха приложени също така <text:span text:style-name="T378">г</text:span>рафични аналитични методи.</text:p>
      <text:p text:style-name="P61"><text:span text:style-name="T314">Графичните методи</text:span><text:span text:style-name="T44"> </text:span><text:span text:style-name="T315">могат </text:span><text:span text:style-name="T44">да се определят като междинни между едно- и многомерните методи. Главното </text:span><text:span text:style-name="T95">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5">отколкото при </text:span><text:span text:style-name="T44">индекси</text:span><text:span text:style-name="T95">те</text:span><text:span text:style-name="T44"> </text:span><text:span text:style-name="T95">з</text:span><text:span text:style-name="T44">а биоразнообразие. <text:s/></text:span></text:p>
      <text:p text:style-name="P61"><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204">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2">всеки</text:span><text:span text:style-name="T44"> вид се представя като процент от общата численост в пробата, </text:span><text:span text:style-name="T82">след което всички видове се подреждат в низходящ ред и </text:span><text:soft-page-break/><text:span text:style-name="T82">получават </text:span><text:span text:style-name="T44">ранг </text:span><text:span text:style-name="T204">k: </text:span><text:span text:style-name="T44">най-многобройният вид </text:span><text:span text:style-name="T82">е с </text:span><text:span text:style-name="T44">ранг 1, следващият – ранг 2, и т. н. </text:span><text:span text:style-name="T82">На графиката п</text:span><text:span text:style-name="T44">о </text:span><text:span text:style-name="T82">оста </text:span><text:span text:style-name="T204">y</text:span><text:span text:style-name="T44"> се представя % кумулативна численост, </text:span><text:span text:style-name="T82">а </text:span><text:span text:style-name="T44">по </text:span><text:span text:style-name="T82">оста </text:span><text:span text:style-name="T204">x</text:span><text:span text:style-name="T44"> – ранг</text:span><text:span text:style-name="T83">а</text:span><text:span text:style-name="T44"> </text:span><text:span text:style-name="T82">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2">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229">ц</text:span>и; всяка крива се базира на средните числености от 4 репликата. <text:span text:style-name="T228">Всяка крива отговаря на</text:span> определена комбинация от мрежа на ситото и площ на пробонабиране <text:span text:style-name="T227">(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27">).</text:span> </text:p></draw:text-box></draw:frame></text:p>
      <text:p text:style-name="P55"><text:span text:style-name="T204">ABC</text:span><text:span text:style-name="T44"> (</text:span><text:span text:style-name="T204">abundance</text:span><text:span text:style-name="T44">-</text:span><text:span text:style-name="T204">biomass</text:span><text:span text:style-name="T44"> </text:span><text:span text:style-name="T204">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4">представляват р</text:span><text:span text:style-name="T44">азширение на този метод: на една графика се представят </text:span><text:span text:style-name="T204">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замърсяване </text:span><text:span text:style-name="T50">(</text:span><text:span text:style-name="T50"><text:sequence-ref text:reference-format="category-and-value" text:ref-name="refФиг.3">Фиг. 4</text:sequence-ref></text:span><text:span text:style-name="T50">). При нормални условия (</text:span><text:span text:style-name="T50"><text:sequence-ref text:reference-format="category-and-value" text:ref-name="refФиг.3">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3">Фиг. 4</text:sequence-ref></text:span><text:span text:style-name="T205">b</text:span><text:span text:style-name="T50">) опортюнистичните видове с малки размери, но </text:span><text:span text:style-name="T54">често 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6">един или няколко пъти</text:span><text:span text:style-name="T44">. Когато въздействие</text:span><text:span text:style-name="T85">то</text:span><text:span text:style-name="T44"> </text:span><text:span text:style-name="T87">е много силно</text:span><text:span text:style-name="T44">, в съобществата </text:span><text:span text:style-name="T85">започват да </text:span><text:soft-page-break/><text:span text:style-name="T44">доминират само един или няколко </text:span><text:span text:style-name="T87">от тези </text:span><text:span text:style-name="T44">малки </text:span><text:span text:style-name="T85">по размери </text:span><text:span text:style-name="T44">вид</text:span><text:span text:style-name="T85">ове-</text:span><text:span text:style-name="T87">опортюнисти</text:span><text:span text:style-name="T44"> (</text:span><text:span text:style-name="T44"><text:sequence-ref text:reference-format="category-and-value" text:ref-name="refФиг.3">Фиг. 4</text:sequence-ref></text:span><text:span text:style-name="T204">c</text:span><text:span text:style-name="T44">), </text:span><text:span text:style-name="T85">а</text:span><text:span text:style-name="T44"> кривата на числеността се намира над тази на биомасата </text:span><text:span text:style-name="T86">по цялата си дължина</text:span><text:span text:style-name="T44">.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30">(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30">(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30">).</text:span></text:p></draw:text-box></draw:frame></text:p>
      <text:p text:style-name="P56"/>
      <text:p text:style-name="P57"><text:span text:style-name="T36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6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63">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51">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65">изчислението на </text:span>тези криви <text:span text:style-name="T365">се </text:span><text:s/><text:span text:style-name="T365">пресмята </text:span>относителния дял от числеността и<text:span text:style-name="T366">ли</text:span> биомасата <text:span text:style-name="T365">на всеки вид от числеността или биомасата на следващите по ранг, като</text:span> <text:span text:style-name="T365">се изключва </text:span>п<text:span text:style-name="T365">редишния </text:span>вид <text:span text:style-name="T365">с по-висок ранг.</text:span> <text:span text:style-name="T365">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364">тъй като </text:span>негативното въздействие засяга всички видове в съобществото. <text:s text:c="3"/></text:p>
      <text:p text:style-name="P64"><text:span text:style-name="T379">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list text:continue-numbering="true" text:style-name=""><text:list-item><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text:list-item></text:list></office:annotation><text:span text:style-name="T379">таксономичното сходство видовете</text:span><office:annotation-end office:name="__Fieldmark__4479_1038233140"/><text:span text:style-name="T379">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79">(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79">.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231">М</text:span>ногомерни <text:span text:style-name="T233">статистически </text:span>методи </text:p>
      <text:p text:style-name="P65"><text:soft-page-break/><text:span text:style-name="T98">Бяха приложени методи на многомерната статистика, за да </text:span><text:span text:style-name="T99">се анализира задълбочено сходството между макрозообентосните съобщества на изследваните станции, както и </text:span><text:span text:style-name="T44">на </text:span><text:span text:style-name="T99">всяка</text:span><text:span text:style-name="T44"> станция </text:span><text:span text:style-name="T99">във</text:span><text:span text:style-name="T68"> </text:span><text:span text:style-name="T44">време</text:span><text:span text:style-name="T99">то</text:span><text:span text:style-name="T44">. Многомерните методи се използват рутинно за анализ на бентосните съобщества </text:span><text:span text:style-name="T96">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9">достатъчно </text:span><text:span text:style-name="T97">бързи компютри и </text:span><text:span text:style-name="T44">лесен за употреба статистически софтуер, </text:span><text:span text:style-name="T97">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8">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text:span><text:span text:style-name="T44"> <text:s/></text:span></text:p>
      <text:p text:style-name="Thesis_5f_body"><text:span text:style-name="T99">М</text:span><text:span text:style-name="T44">ногомерните методи взимат предвид идентичността на видовете и </text:span><text:span text:style-name="T99">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100">са </text:span><text:span text:style-name="T44">по-сложни са от другите методи, тъй като изискват значителна предварителна обработка на данните. </text:span><text:span text:style-name="T100">Най-често суровите данни се </text:span><text:span text:style-name="T44">трансфор</text:span><text:span text:style-name="T100">мират</text:span><text:span text:style-name="T44">, </text:span><text:span text:style-name="T100">за да </text:span><text:span text:style-name="T101">се намали приносът на доминиращите видове и да се увеличи този на редките </text:span><text:span text:style-name="T102">видове</text:span><text:span text:style-name="T44">. </text:span><text:span text:style-name="T102">От м</text:span><text:span text:style-name="T44">атрицата </text:span><text:span text:style-name="T100">със зообентосни</text:span><text:span text:style-name="T44"> данни също понякога </text:span><text:span text:style-name="T100">се </text:span><text:span text:style-name="T44">премахва</text:span><text:span text:style-name="T100">т</text:span><text:span text:style-name="T44"> на</text:span><text:span text:style-name="T100">й-</text:span><text:span text:style-name="T44">редките видове </text:span><text:span text:style-name="T100">(например т.нар. singletons — видове, срещащи се само в една проба от целия набор данни, които рядко допринасят значителна информация)</text:span><text:span text:style-name="T44">; или пък </text:span><text:span text:style-name="T100">се </text:span><text:span text:style-name="T44">превръща </text:span><text:span text:style-name="T100">от</text:span><text:span text:style-name="T44"> числени данни в матрица на присъствие и отсъствие на видовете. </text:span></text:p>
      <text:p text:style-name="P67"><text:span text:style-name="T103">Върху макрозообентосните данни от настоящата дисертация бяха приложени </text:span><text:span text:style-name="T44">два</text:span><text:span text:style-name="T103">та</text:span><text:span text:style-name="T44"> </text:span><text:span text:style-name="T103">основни </text:span><text:span text:style-name="T44">типа </text:span><text:span text:style-name="T103">многомерни анализи </text:span><text:span text:style-name="T44">– класификация и ординация (</text:span><text:span text:style-name="T44"><text:sequence-ref text:reference-format="category-and-value" text:ref-name="refФиг.4">Фиг. 5</text:sequence-ref></text:span><text:span text:style-name="T44">). </text:span><text:span text:style-name="T105">Д</text:span><text:span text:style-name="T44">анните </text:span><text:span text:style-name="T103">бяха </text:span><text:span text:style-name="T44">трансформира</text:span><text:span text:style-name="T103">ни чрез </text:span><text:span text:style-name="T105">взимане на </text:span><text:span text:style-name="T103">четвърт</text:span><text:span text:style-name="T105">и</text:span><text:span text:style-name="T104"> корен, </text:span><text:span text:style-name="T105">след което </text:span><text:span text:style-name="T103">беше</text:span><text:span text:style-name="T44"> определ</text:span><text:span text:style-name="T103">ено</text:span><text:span text:style-name="T44"> сходството</text:span><text:span text:style-name="T103">то</text:span><text:span text:style-name="T44"> </text:span><text:span text:style-name="T103">по</text:span><text:span text:style-name="T44"> </text:span><text:span text:style-name="T204">Bray</text:span><text:span text:style-name="T44">-</text:span><text:span text:style-name="T204">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04">(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3">Това е н</text:span><text:span text:style-name="T44">ай-често използваният </text:span><text:span text:style-name="T103">в екологични изследвания </text:span><text:span text:style-name="T44">коефициент за прилика; изчислява </text:span><text:span text:style-name="T103">се </text:span><text:span text:style-name="T44">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5">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232">(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32">(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32">).</text:span></text:p></draw:text-box></draw:frame><text:soft-page-break/> </text:p>
      <text:p text:style-name="P67"><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04">hierarchical</text:span><text:span text:style-name="T44"> </text:span><text:span text:style-name="T204">agglomerative</text:span><text:span text:style-name="T44"> </text:span><text:span text:style-name="T204">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04">Bray</text:span><text:span text:style-name="T44">-</text:span><text:span text:style-name="T204">Curtis</text:span><text:span text:style-name="T44"> като мярка за сходство. Крайният резултат се представя като една обща дендрограма. </text:span></text:p>
      <text:p text:style-name="P67"><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9"><text:span text:style-name="T44">Целта на ординацията е да представи станциите в пространство с </text:span><text:span text:style-name="T204">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4">променливи). Изборът на метод зависи от лични предпочитания, наличието на подходящи програми за изчисление и др. </text:span></text:p>
      <text:p text:style-name="P70"/>
      <text:p text:style-name="P66"><text:span text:style-name="T113">Беше </text:span><text:span text:style-name="T141">направена</text:span><text:span text:style-name="T113"> </text:span><text:span text:style-name="T119">не</text:span><text:span text:style-name="T141">метрична многомерна ординация (non-metric multidimensional scaling, </text:span><text:span text:style-name="T106">n</text:span><text:span text:style-name="T204">MDS</text:span><text:span text:style-name="T222">)</text:span><text:span text:style-name="T44"> </text:span><text:span text:style-name="T113">на </text:span><text:span text:style-name="T141">базата на </text:span><text:span text:style-name="T113">макрозообентосните данни. Този анализ </text:span><text:span text:style-name="T44">съставя „карта” на станциите/пробите, на която две проби </text:span><text:span text:style-name="T107">са толкова </text:span><text:span text:style-name="T44">по-близо </text:span><text:span text:style-name="T77">една до друга, </text:span><text:span text:style-name="T107">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77"><text:span text:style-name="T142">З</text:span><text:span text:style-name="T44">а </text:span><text:span text:style-name="T142">да се установи </text:span><text:span text:style-name="T44">връзката на </text:span><text:span text:style-name="T114">наблюдаваното разпределение на пробите/станциите </text:span><text:span text:style-name="T142">(промените в </text:span><text:span text:style-name="T44">структурата на </text:span><text:span text:style-name="T142">макрозообентосните </text:span><text:span text:style-name="T44">съобщества</text:span><text:span text:style-name="T142">)</text:span><text:span text:style-name="T44"> с </text:span><text:span text:style-name="T145">параметрите</text:span><text:span text:style-name="T44"> на околната среда, които </text:span><text:span text:style-name="T142">биха </text:span><text:span text:style-name="T44">мог</text:span><text:span text:style-name="T142">ли</text:span><text:span text:style-name="T44"> да </text:span><text:span text:style-name="T142">го </text:span><text:span text:style-name="T44">обяснят</text:span><text:span text:style-name="T114">,</text:span><text:span text:style-name="T44"> </text:span><text:span text:style-name="T67">беше използвана функцията envfit от пакета vegan към R</text:span><text:span text:style-name="T50">.</text:span><text:span text:style-name="T44"> </text:span><text:span text:style-name="T123">Тази функция налага върху ординацията вектори</text:span><text:span text:style-name="T124">, </text:span><text:span text:style-name="T125">чиято посока показва посоката на увеличаване на градиента и чиято дължина е пропорционална на корелацията </text:span><text:span text:style-name="T126">между променливата и ординацията. </text:span><text:span text:style-name="T144">Ако става въпрос за качествена променлива </text:span><text:span text:style-name="T145">функцията изчислява </text:span><text:span text:style-name="T110">средната стойност на </text:span><text:span text:style-name="T111">ординационните координати за всяко ниво на променливата</text:span><text:span text:style-name="T146">.</text:span><text:span text:style-name="T145"> </text:span><text:span text:style-name="T127">Тъй като осите на nMDS ординацията </text:span><text:span text:style-name="T128">са произволни, не може да се говори за директна корелация </text:span><text:span text:style-name="T143">на позициите на станциите </text:span><text:span text:style-name="T129">с векторите, както е например при PCA; </text:span><text:span text:style-name="T143">в случая проекцията на станциите върху </text:span><text:span text:style-name="T144">всеки </text:span><text:span text:style-name="T143">вектор </text:span><text:span text:style-name="T144">е максимално корелирана със съответния </text:span><text:span text:style-name="T146">параметър</text:span><text:span text:style-name="T144"> на средата</text:span><text:span text:style-name="T129">.</text:span><text:span text:style-name="T145"> </text:span></text:p>
      <text:p text:style-name="P76"><text:span text:style-name="T145">„Значимостта“ на напаснатите вектори или фактори се </text:span><text:span text:style-name="T146">определя чрез пермутации</text:span><text:span text:style-name="T145"> </text:span><text:span text:style-name="T146">на параметрите на средата; </text:span><text:span text:style-name="T147">степента й се определя от квадратен коефициент на корелация (r</text:span><text:span text:style-name="T7">2</text:span><text:span text:style-name="T147">)</text:span><text:span text:style-name="T146">. </text:span></text:p>
      <text:p text:style-name="P78"><text:span text:style-name="T148">Тъй като </text:span><text:span text:style-name="T133">ординация</text:span><text:span text:style-name="T148">та е</text:span><text:span text:style-name="T133"> </text:span><text:span text:style-name="T109">неограничена</text:span><text:span text:style-name="T133"> (unconstrained</text:span><text:span text:style-name="T148">)</text:span><text:span text:style-name="T133"> </text:span><text:span text:style-name="T130">няма причина да се предполага, че </text:span><text:span text:style-name="T148">параметрите на средата</text:span><text:span text:style-name="T130"> варират линейно </text:span><text:span text:style-name="T133">на </text:span><text:span text:style-name="T140">ординационната </text:span><text:span text:style-name="T133">графика, </text:span><text:span text:style-name="T131">т. е. </text:span><text:span text:style-name="T132">векторът най-често не дава най-добрата представа за реалния градиент</text:span><text:span text:style-name="T128">. </text:span><text:span text:style-name="T134">Затова беше приложена друга процедура — ordisurf, която напасва повърхности, изчисл</text:span><text:span text:style-name="T140">ени</text:span><text:span text:style-name="T134"> чрез генерализиран адитивен модел (generalized additive model, GAM), </text:span><text:span text:style-name="T140">които </text:span><text:span text:style-name="T134">отговаря</text:span><text:span text:style-name="T140">т</text:span><text:span text:style-name="T134"> на промяната на всеки фактор. </text:span><text:span text:style-name="T138">Целта е максимално добре да се представи </text:span><text:span text:style-name="T137">вариацията в стойностите на фактора на средата на станциите на изследване</text:span><text:span text:style-name="T136"> </text:span><text:span text:style-name="T140">спрямо</text:span><text:span text:style-name="T136"> промените във видовия състав, </text:span><text:span text:style-name="T141">наблюдавани на</text:span><text:span text:style-name="T136"> </text:span><text:span text:style-name="T139">о</text:span><text:span text:style-name="T136">рдинацията</text:span><text:span text:style-name="T135">. </text:span><text:span text:style-name="T134">На ординационната графика тази повърхност се </text:span><text:soft-page-break/><text:span text:style-name="T139">представя чрез изолинии. </text:span><text:span text:style-name="T149">Ordisurf повърхности бяха изчислени само за параметрите на средата, определени като значими от envfit, тъй като те обясняват най-добре наблюдаваните промени в структурата на съобществата. <text:s text:c="2"/></text:span><text:span text:style-name="T134"><text:s/></text:span></text:p>
      <text:p text:style-name="P101"><text:span text:style-name="T162">Следващата логична стъпка в анализа на структурата на съобществата е определянето на видовете, които </text:span><text:span text:style-name="T44">допринасят най-много за </text:span><text:span text:style-name="T162">наблюдаваното </text:span><text:span text:style-name="T44">разделяне на станциите. </text:span><text:span text:style-name="T162">Най-често се прилага ANOSIM (Analysis of Similarities) анализ, за да се провери статистическата значимост на наблюдаваното групиране на станциите или пробите; най-силно допринасящите видове</text:span><text:span text:style-name="T44"> се определят чрез </text:span>SIMPER<text:span text:style-name="T44"> анализ (</text:span>similarity<text:span text:style-name="T44"> </text:span>percentages<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 </text:span><text:span text:style-name="T162">Тези анализи обаче се базират на </text:span><text:span text:style-name="T162"><office:annotation office:name="__Fieldmark__7095_614782620"><dc:creator>K </dc:creator><dc:date>2016-08-15T13:40:55.334020078</dc:date><text:list text:continue-numbering="true" text:style-name=""><text:list-item><text:p text:style-name="P112"><text:span text:style-name="T395">nMDS също е distance-based — защо е запазен в анализите, а другите не са?? - може би защото <text:s/></text:span></text:p></text:list-item></text:list></office:annotation></text:span><text:span text:style-name="T162">матрицата от разстояния</text:span><office:annotation-end office:name="__Fieldmark__7095_614782620"/><text:span text:style-name="T162">,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63">Обобщаването на многомерния масив данни (числености на видовете, записани за различните места) </text:span><text:span text:style-name="T164">улеснява изчисленията, но</text:span><text:span text:style-name="T163"> не </text:span><text:span text:style-name="T164">взима предвид едно от най-важните свойства на този тип данни — връзката между средните стойности </text:span><text:span text:style-name="T166">(локацията) </text:span><text:span text:style-name="T164">и </text:span><text:span text:style-name="T165">дисперсията</text:span><text:span text:style-name="T164"> на видовете. </text:span><text:span text:style-name="T171">Типични такива връзки за различни многомерни масиви данни от екологични изследвания са представени на </text:span><text:span text:style-name="T171"><office:annotation office:name="__Fieldmark__4219_614782620"><dc:creator>K </dc:creator><dc:date>2016-08-15T12:53:02.209051932</dc:date><text:list text:continue-numbering="true" text:style-name=""><text:list-item><text:p text:style-name="P112"><text:span text:style-name="T395">фиг. 1 - Warton et al 2012</text:span></text:p></text:list-item></text:list></office:annotation></text:span><text:span text:style-name="T171">….</text:span><office:annotation-end office:name="__Fieldmark__4219_614782620"/><text:span text:style-name="T171">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67">. </text:span></text:p>
      <text:p text:style-name="Thesis_5f_body"><text:span text:style-name="T167">Когато се тества </text:span><text:span text:style-name="T168">за </text:span><text:span text:style-name="T167">разлика между </text:span><text:span text:style-name="T168">групи от многомерни наблюдения, различаваме </text:span><text:span text:style-name="T169">два типа ефекти: на локацията (ефект върху средната численост на някои видове) и на дисперсията (ефект върху </text:span><text:span text:style-name="T170"><office:annotation office:name="__Fieldmark__4034_614782620"><dc:creator>K </dc:creator><dc:date>2016-08-15T12:38:16.183033240</dc:date><text:list text:continue-numbering="true" text:style-name=""><text:list-item><text:p text:style-name="P112"><text:span text:style-name="T395">variability??</text:span></text:p></text:list-item></text:list></office:annotation></text:span><text:span text:style-name="T170">променливостта</text:span><office:annotation-end office:name="__Fieldmark__4034_614782620"/><text:span text:style-name="T169">)</text:span><text:span text:style-name="T167">. </text:span><text:span text:style-name="T170">Връзката между тези две характеристики обаче </text:span><text:span text:style-name="T172">предполага, че промяна в средната стойност винаги ще води и до съответна промяна в дисперсията; затова по-скоро трябва да се говори за </text:span><text:span text:style-name="T173">ефекти на дисперсията, които не могат да бъдат обяснени от връзката средна-дисперсия на многомерните данни. </text:span><text:span text:style-name="T174">Повечето от методите, разработени за откриване на разлики между групи, </text:span><text:span text:style-name="T176">обаче </text:span><text:span text:style-name="T174">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4">(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4">, </text:span><text:span text:style-name="T175">което</text:span><text:span text:style-name="T174"> </text:span><text:span text:style-name="T175">може да доведе до погрешна интерпретация на резултатите от анализите </text:span><text:span text:style-name="T177">или да „маскира“ </text:span><text:span text:style-name="T178">тенденции в структурата на данните</text:span><text:span text:style-name="T175">. </text:span><text:span text:style-name="T179">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0">ANOSIM и PERMANOVA не </text:span><text:soft-page-break/><text:span text:style-name="T180">успяват да открият значима разлика между групите, освен ако тя не е при видове </text:span><text:span text:style-name="T181">със </text:span><text:span text:style-name="T180">с</text:span><text:span text:style-name="T181">равнително</text:span><text:span text:style-name="T180">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0">(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0">. </text:span></text:p>
      <text:p text:style-name="P103"><text:span text:style-name="T182">Едно възможно решение на тези проблеми е да се приложи тестов </text:span><text:span text:style-name="T183">метод</text:span><text:span text:style-name="T182">, ко</text:span><text:span text:style-name="T183">й</text:span><text:span text:style-name="T182">то е съобразен с тези характеристики на данните. </text:span><text:span text:style-name="T183">Такъв метод са</text:span><text:span text:style-name="T182"> </text:span><text:span text:style-name="T183">например </text:span><text:span text:style-name="T112">генерализираните линейни модели</text:span><text:span text:style-name="T183"> (generalized linear models, GLM) </text:span><text:span text:style-name="T184">и техните многомерни модификации</text:span><text:span text:style-name="T183">. </text:span><text:span text:style-name="T186">Например GLM, </text:span><text:span text:style-name="T187">комбиниран</text:span><text:span text:style-name="T186"> </text:span><text:span text:style-name="T187">със сходния </text:span><text:span text:style-name="T186">метод отрицателна биномиална регресия, </text:span><text:span text:style-name="T189">прави приложима</text:span><text:span text:style-name="T187"> </text:span><text:span text:style-name="T188">линейната регресия </text:span><text:span text:style-name="T189">и за случая, когато </text:span><text:span text:style-name="T190">формата на </text:span><text:span text:style-name="T189">mean-variance </text:span><text:span text:style-name="T190">функцията</text:span><text:span text:style-name="T189"> на данните </text:span><text:span text:style-name="T190">е</text:span><text:span text:style-name="T189"> </text:span><text:span text:style-name="T190">известна</text:span><text:span text:style-name="T189">. </text:span><text:span text:style-name="T191">Отрицателната биномиална регресия е </text:span><text:span text:style-name="T192">особено подходяща за данните от екологични изследвания (матрици от числености на голям брой видове), </text:span><text:span text:style-name="T193">защото функцията, описваща тяхната mean-variance връзка, е по-скоро квадратна, отколкото линейна</text:span><text:span text:style-name="T192">. </text:span></text:p>
      <text:p text:style-name="P104">Така проблемът за определянето на видовете, които най-силно допринасят за разликите между групите станции, се опростява значително: <text:span text:style-name="T39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 <text:s text:c="3"/></text:span><text:s text:c="2"/></text:p>
      <text:p text:style-name="P106"/>
      <text:p text:style-name="P107"><text:span text:style-name="T192">М</text:span><text:span text:style-name="T44">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0">Основните въпроси, които най-често се задават, са: </text:span></text:p>
      <text:p text:style-name="P108"><text:span text:style-name="T200">- има ли промяна </text:span><text:span text:style-name="T201">в структурата на съобществата на макрозообентоса?</text:span></text:p>
      <text:p text:style-name="P108"><text:span text:style-name="T201">- каква е промяната? </text:span></text:p>
      <text:p text:style-name="P108"><text:span text:style-name="T201"><text:tab/>- има ли интеракция със станциите? </text:span></text:p>
      <text:p text:style-name="P108"><text:span text:style-name="T201"><text:tab/>- при кои видове се наблюдава ефектът? </text:span></text:p>
      <text:p text:style-name="P108"><text:span text:style-name="T201"><text:tab/>- как се променя числеността на тези видове?</text:span></text:p>
      <text:p text:style-name="P109"><text:span text:style-name="T201">М</text:span><text:span text:style-name="T44">оделни</text:span><text:span text:style-name="T202">я</text:span><text:span text:style-name="T44">т подход за анализа на </text:span><text:span text:style-name="T202">многомерни данни за численост, и особено генерализираните линейни модели </text:span><text:span text:style-name="T194">(generalized linear models, GLMs)</text:span><text:span text:style-name="T202">, </text:span><text:span text:style-name="T203">представляват </text:span><text:span text:style-name="T202"><text:s text:c="2"/></text:span></text:p>
      <text:p text:style-name="P106"><text:span text:style-name="T44"/></text:p>
      <text:p text:style-name="P105"><text:span text:style-name="T194">Генерализираните линейни модели (generalized linear models, GLMs) се считат з</text:span><text:span text:style-name="T195">а най-подходящия метод за анализ </text:span><text:span text:style-name="T196">на </text:span><text:span text:style-name="T196"><office:annotation office:name="__Fieldmark__10536_614782620"><dc:creator>K </dc:creator><dc:date>2016-08-15T15:53:27.128183415</dc:date><text:list text:continue-numbering="true" text:style-name=""><text:list-item><text:p text:style-name="P112"><text:span text:style-name="T395">count data? </text:span></text:p></text:list-item></text:list></office:annotation></text:span><text:span text:style-name="T196">числови данни</text:span><office:annotation-end office:name="__Fieldmark__10536_614782620"/><text:span text:style-name="T197">, </text:span><text:span text:style-name="T198">тъй </text:span><text:span text:style-name="T197">като </text:span><text:span text:style-name="T198">при прилагането им трябва да се прецизира връзката на средния отговор с </text:span><text:span text:style-name="T199">набора предиктори, както и как се очаква да </text:span><text:soft-page-break/><text:span text:style-name="T199">се променя дисперсията, когато се променя средната стойност (</text:span><text:span text:style-name="T199"><office:annotation office:name="__Fieldmark__10831_614782620"><dc:creator>K </dc:creator><dc:date>2016-08-15T16:08:22.226062260</dc:date><text:list text:continue-numbering="true" text:style-name=""><text:list-item><text:p text:style-name="P112"><text:span text:style-name="T395">на бг?</text:span></text:p></text:list-item></text:list></office:annotation></text:span><text:span text:style-name="T199">mean-variance relationship</text:span><office:annotation-end office:name="__Fieldmark__10831_614782620"/><text:span text:style-name="T199">)</text:span><text:span text:style-name="T196">. </text:span><text:span text:style-name="T189"><text:s text:c="2"/></text:span><text:span text:style-name="T186"><text:s/></text:span><text:span text:style-name="T185"><text:s/></text:span></text:p>
      <text:p text:style-name="P102"><text:span text:style-name="T44"><text:s/></text:span></text:p>
      <text:p text:style-name="P54"><text:span text:style-name="T325">Ф</text:span><text:span text:style-name="T326">ункционално разнообразие </text:span><text:span text:style-name="T327">на съобществата</text:span></text:p>
      <text:p text:style-name="P54"><text:span text:style-name="T317">Загубата на биоразнообразие в резултат </text:span><text:span text:style-name="T320">на</text:span><text:span text:style-name="T317">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17">(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17">(</text:span><text:span text:style-name="T318">+ </text:span><text:span text:style-name="T355">РЕФ?</text:span><text:span text:style-name="T317">). </text:span><text:span text:style-name="T321">Основната цел на РДМС е да запази функционирането на морските и крайбрежни екосистеми </text:span><text:span text:style-name="T322">(екосистемен подход </text:span><text:span text:style-name="T323">към опазването на морската среда</text:span><text:span text:style-name="T322">)</text:span><text:span text:style-name="T321">; </text:span><text:span text:style-name="T320">п</text:span><text:span text:style-name="T321">оради тази причина, изучаването, описанието и оценката на функционалното разнообразие на съобществата са актуални проблеми. </text:span><text:span text:style-name="T317">Връзката между структурното биоразнообразие и функционирането на екосистемите е </text:span><text:span text:style-name="T320">сложна и е </text:span><text:span text:style-name="T31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19">, като </text:span><text:span text:style-name="T320">фокусът на повечето е върху т.нар. функционални черти на организмите</text:span><text:span text:style-name="T317">.</text:span><text:span text:style-name="T321"> </text:span><text:span text:style-name="T317"><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4"><text:span text:style-name="T304">Ф</text:span><text:span text:style-name="T299">ункционалният анализ </text:span><text:span text:style-name="T304">представлява</text:span><text:span text:style-name="T299">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299">видове</text:span><office:annotation-end office:name="__Annotation__9836_1416121077"/><text:span text:style-name="T299">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99">(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99">. </text:span><text:span text:style-name="T304">Най-ч</text:span><text:span text:style-name="T300">есто </text:span><text:span text:style-name="T304">разполагаме</text:span><text:span text:style-name="T300"> и </text:span><text:span text:style-name="T304">с </text:span><text:span text:style-name="T300">трета матрица с параметри на околната среда, </text:span><text:span text:style-name="T304">измерени</text:span><text:span text:style-name="T300"> </text:span><text:span text:style-name="T304">н</text:span><text:span text:style-name="T300">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300">места</text:span><office:annotation-end office:name="__Annotation__8729_1416121077"/><text:span text:style-name="T300">. Целта на анализа е да опише как численостите на видовете се променят между различните места - </text:span><text:span text:style-name="T304">от една страна </text:span><text:span text:style-name="T300">спрямо измерените там параметри на средата, </text:span><text:span text:style-name="T304">а от друга - </text:span><text:span text:style-name="T300">спрямо чертите на видовете. </text:span><text:span text:style-name="T301">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00">Този проблем е известен като „четвърти ъгъл“ (</text:span><text:span text:style-name="T212">fourth corner problem, </text:span><text:span text:style-name="T213">Legendre et al.</text:span><text:span text:style-name="T21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1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01">)</text:span><text:span text:style-name="T213">, </text:span><text:span text:style-name="T301">заради това, че </text:span><text:span text:style-name="T305">се </text:span><text:span text:style-name="T301">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4"><text:soft-page-break/><text:span text:style-name="T301">Т</text:span><text:span text:style-name="T303">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02">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02">(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02">. </text:span></text:p>
      <text:p text:style-name="P73"><text:span text:style-name="T361">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61">(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61">, допълнени с други литературни източници (</text:span><text:span text:style-name="T356">РЕФ</text:span><text:span text:style-name="T362">). </text:span></text:p>
      <text:p text:style-name="P73"/>
      <text:p text:style-name="P71"><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16">Статистически а</text:span><text:span text:style-name="T115">нализи на параметрите на околната среда</text:span><text:span text:style-name="T44"> </text:span><office:annotation-end office:name="__Fieldmark__6013_826624822"/></text:p>
      <text:p text:style-name="P71">В рамките на тази дисертация бяха събирани също данни за параметрите на околната среда на станциите на пробовзимане. </text:p>
      <text:p text:style-name="P71"><text:span text:style-name="T381">На всяка станция бяха измервани параметри на </text:span>водния стълб: <text:span text:style-name="T380">концентрации на биогенни елементи: нитрати (NO</text:span><text:span text:style-name="T15">3</text:span><text:span text:style-name="T5">-</text:span><text:span text:style-name="T380">), нитрити (NO</text:span><text:span text:style-name="T16">2</text:span><text:span text:style-name="T5">-</text:span><text:span text:style-name="T380">), амоний (NH</text:span><text:span text:style-name="T16">4</text:span><text:span text:style-name="T6">+</text:span><text:span text:style-name="T380">), общ азот, неорганичен азот, фосфати (PO</text:span><text:span text:style-name="T15">4</text:span><text:span text:style-name="T5">-3</text:span><text:span text:style-name="T380">), хлорофил-</text:span><text:span text:style-name="T256">а</text:span><text:span text:style-name="T380">,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8">реф – дисертация Митко</text:span><text:span text:style-name="T380">). Дългосрочни данни на повечето станции има за следните параметри: биогенни елементи, хлорофил-</text:span><text:span text:style-name="T256">а</text:span><text:span text:style-name="T380">,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75">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text:soft-page-break/>както и разтворения във водния стълб кислород, бяха измервани само в рамките на изследванията по тази дисертация.</text:p>
      <text:p text:style-name="P72"><text:span text:style-name="T382">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82">imputation</text:span><office:annotation-end office:name="__Fieldmark__4387_826624822"/><text:span text:style-name="T382">). Тъй като </text:span><office:annotation office:name="__Fieldmark__3642_826624822"><dc:creator>K </dc:creator><dc:date>2016-08-10T12:49:16</dc:date><text:list text:continue-numbering="true" text:style-name=""><text:list-item><text:p>фигура...</text:p></text:list-item></text:list></office:annotation><text:span text:style-name="T382">липсващите стойности</text:span><office:annotation-end office:name="__Fieldmark__3642_826624822"/><text:span text:style-name="T382">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10">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72"><text:span text:style-name="T11">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span text:style-name="T383"> <text:s text:c="2"/></text:span></text:p>
      <text:p text:style-name="P74"><text:soft-page-break/><text:span text:style-name="T117">В</text:span><text:span text:style-name="T108">ърху параметрите на околната среда на станциите на изследване </text:span><text:span text:style-name="T117">б</text:span><text:span text:style-name="T108">еше приложен </text:span><text:span text:style-name="T117">анализ на главните компоненти (Principal Component Analysis, </text:span><text:span text:style-name="T108">PCA</text:span><text:span text:style-name="T117">)</text:span><text:span text:style-name="T108">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 </text:span></text:p>
      <text:p text:style-name="P74"><text:span text:style-name="T58">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тъй като се измерват в различни мерни единици (</text:span><text:span text:style-name="T357">РЕФ?</text:span><text:span text:style-name="T59">)</text:span><text:span text:style-name="T58">.</text:span><text:span text:style-name="T108"> </text:span><text:span text:style-name="T118">Беше проверена корелацията между различните параметри и от анализа бяха изключени най-силно корелираните (</text:span><text:span text:style-name="T122">Pearson's </text:span><text:span text:style-name="T118">r &gt; 0.</text:span><text:span text:style-name="T120">75</text:span><text:span text:style-name="T118">), тъй като това изкривява крайния резултат, придавайки изкуствено по-голяма тежест на първите няколко главни компоненти, </text:span><text:span text:style-name="T121">а реално не допринася за целта на анализа — редуцирането на измеренията</text:span><text:span text:style-name="T118">. <text:s/></text:span></text:p>
      <text:p text:style-name="P79"><text:span text:style-name="T118">Б</text:span><text:span text:style-name="T44">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 <text:s/></text:span></text:p>
      <text:p text:style-name="P80"><text:span text:style-name="T44">Най-добре корелираните с осите на PC </text:span><text:span text:style-name="T150">п</text:span><text:span text:style-name="T44">араметри на средата бяха </text:span><text:span text:style-name="T150">използвани в последващите допълнителни анализи.</text:span></text:p>
      <text:p text:style-name="P80"/>
      <text:p text:style-name="P42"><text:span text:style-name="T392">Land Use Simplified Index (</text:span>LUSI<text:span text:style-name="T392">)</text:span></text:p>
      <text:p text:style-name="Thesis_5f_body"><text:span text:style-name="T153">С цел </text:span><text:span text:style-name="T160">да се оцени</text:span><text:span text:style-name="T153"> </text:span><text:span text:style-name="T160">количествено </text:span><text:span text:style-name="T153">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3">.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 </text:span></text:p>
      <text:p text:style-name="P44"><text:soft-page-break/>Индексът LUSI <text:span text:style-name="T393">комбинира в една проста числова оценка натиските от различни типове въздейтвия върху едно водно тяло в крайбрежната зона. </text:span></text:p>
      <text:p text:style-name="P44"><text:span text:style-name="T393">LUSI може да </text:span>се базира <text:span text:style-name="T386">както </text:span>на <text:span text:style-name="T387">официални</text:span> количествени статистически данни за населението и икономиката, <text:span text:style-name="T386">така </text:span>и на сателитни снимки, <text:span text:style-name="T386">на</text:span> които може да се различи типа земеползване в даден район <text:span text:style-name="T384">и да се изчисли заеманата от него площ</text:span>. <text:span text:style-name="T391">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list text:continue-numbering="true" text:style-name=""><text:list-item><text:p>цитат??</text:p></text:list-item></text:list></office:annotation><text:span text:style-name="T391"> CORINE Land Cover (CLC) (2012)</text:span><office:annotation-end office:name="__Fieldmark__7692_1101223808"/><text:span text:style-name="T391">. </text:span></text:p>
      <text:p text:style-name="P94">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 <text:s text:c="2"/></text:p>
      <text:p text:style-name="P43"><text:span text:style-name="T385">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list text:continue-numbering="true" text:style-name=""><text:list-item><text:p>3?</text:p></text:list-item></text:list></office:annotation><text:span text:style-name="T385">1.5 km</text:span><office:annotation-end office:name="__Fieldmark__5117_1101223808"/><text:span text:style-name="T385"> към вътрешността на сушата. Всеки от тези натиски получава оценка от 0 до 3 в зависимост от заеманата от него площ в тази зона (</text:span><text:span text:style-name="T385"><text:sequence-ref text:reference-format="category-and-value" text:ref-name="refТаблица0">Таблица 1</text:sequence-ref></text:span><text:span text:style-name="T385">). <text:s/></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89">Градове</text:p>
          </table:table-cell>
          <table:table-cell table:style-name="Table1.A1" office:value-type="string">
            <text:p text:style-name="P89">Земеделие (напоително)</text:p>
          </table:table-cell>
          <table:table-cell table:style-name="Table1.A1" office:value-type="string">
            <text:p text:style-name="P89">Индустри<text:span text:style-name="T389">я</text:span></text:p>
          </table:table-cell>
          <table:table-cell table:style-name="Table1.A1" office:value-type="string">
            <text:p text:style-name="P89">Реки (тип)</text:p>
          </table:table-cell>
          <table:table-cell table:style-name="Table1.E1" office:value-type="string">
            <text:p text:style-name="P89">Оценка</text:p>
          </table:table-cell>
        </table:table-row>
        <table:table-row>
          <table:table-cell table:style-name="Table1.A2" office:value-type="string">
            <text:p text:style-name="P85"/>
          </table:table-cell>
          <table:table-cell table:style-name="Table1.A2" office:value-type="string">
            <text:p text:style-name="P85"><text:s/><text:span text:style-name="T388">&lt; 10 %</text:span></text:p>
          </table:table-cell>
          <table:table-cell table:style-name="Table1.A2" office:value-type="string">
            <text:p text:style-name="P84">&lt; 10 %</text:p>
          </table:table-cell>
          <table:table-cell table:style-name="Table1.A2" office:value-type="string">
            <text:p text:style-name="P84">тип III</text:p>
          </table:table-cell>
          <table:table-cell table:style-name="Table1.E2" office:value-type="string">
            <text:p text:style-name="P84">0</text:p>
          </table:table-cell>
        </table:table-row>
        <table:table-row>
          <table:table-cell table:style-name="Table1.A2" office:value-type="string">
            <text:p text:style-name="P84">&lt; 33 %</text:p>
          </table:table-cell>
          <table:table-cell table:style-name="Table1.A2" office:value-type="string">
            <text:p text:style-name="P84">10 – 40 %</text:p>
          </table:table-cell>
          <table:table-cell table:style-name="Table1.A2" office:value-type="string">
            <text:p text:style-name="P84">&gt; 10 %</text:p>
          </table:table-cell>
          <table:table-cell table:style-name="Table1.A2" office:value-type="string">
            <text:p text:style-name="P84">тип II </text:p>
          </table:table-cell>
          <table:table-cell table:style-name="Table1.E2" office:value-type="string">
            <text:p text:style-name="P84">1</text:p>
          </table:table-cell>
        </table:table-row>
        <table:table-row>
          <table:table-cell table:style-name="Table1.A2" office:value-type="string">
            <text:p text:style-name="P84">33 – 66 %</text:p>
          </table:table-cell>
          <table:table-cell table:style-name="Table1.A2" office:value-type="string">
            <text:p text:style-name="P84">&gt; 40 % </text:p>
          </table:table-cell>
          <table:table-cell table:style-name="Table1.A2" office:value-type="string">
            <text:p text:style-name="P86"/>
          </table:table-cell>
          <table:table-cell table:style-name="Table1.A2" office:value-type="string">
            <text:p text:style-name="P84">тип I </text:p>
          </table:table-cell>
          <table:table-cell table:style-name="Table1.E2" office:value-type="string">
            <text:p text:style-name="P84">2</text:p>
          </table:table-cell>
        </table:table-row>
        <table:table-row>
          <table:table-cell table:style-name="Table1.A2" office:value-type="string">
            <text:p text:style-name="P84">&gt; 66 % </text:p>
          </table:table-cell>
          <table:table-cell table:style-name="Table1.A2" office:value-type="string">
            <text:p text:style-name="P85"/>
          </table:table-cell>
          <table:table-cell table:style-name="Table1.A2" office:value-type="string">
            <text:p text:style-name="P86"/>
          </table:table-cell>
          <table:table-cell table:style-name="Table1.A2" office:value-type="string">
            <text:p text:style-name="P84"/>
          </table:table-cell>
          <table:table-cell table:style-name="Table1.E2" office:value-type="string">
            <text:p text:style-name="P84">3</text:p>
          </table:table-cell>
        </table:table-row>
      </table:table>
      <text:p text:style-name="P95"><text:s/></text:p>
      <text:p text:style-name="P45">Оценките на типовете земеползване за всяко водно тяло се събират; сумата се коригира спрямо морфологията на бреговата линия <text:span text:style-name="T390">(</text:span><text:sequence-ref text:reference-format="category-and-value" text:ref-name="refТаблица1">Таблица 2</text:sequence-ref><text:span text:style-name="T390">)</text:span>. </text:p>
      <text:p text:style-name="Thesis_5f_caption">Таблица <text:sequence text:ref-name="refТаблица1" text:name="Таблица" text:formula="ooow:Таблица+1" style:num-format="1">2</text:sequence>. Корекци<text:span text:style-name="T390">и</text:span> на LUSI спрямо формата на бреговата линия</text:p>
      <table:table table:name="Table2" table:style-name="Table2">
        <table:table-column table:style-name="Table2.A"/>
        <table:table-column table:style-name="Table2.B"/>
        <text:soft-page-break/>
        <table:table-row>
          <table:table-cell table:style-name="Table2.A1" office:value-type="string">
            <text:p text:style-name="P88">Брегова линия</text:p>
          </table:table-cell>
          <table:table-cell table:style-name="Table2.B1" office:value-type="string">
            <text:p text:style-name="P88">Корекция</text:p>
          </table:table-cell>
        </table:table-row>
        <table:table-row>
          <table:table-cell table:style-name="Table2.A2" office:value-type="string">
            <text:p text:style-name="P87">вдлъбната</text:p>
          </table:table-cell>
          <table:table-cell table:style-name="Table2.B2" office:value-type="string">
            <text:p text:style-name="P87">1.25</text:p>
          </table:table-cell>
        </table:table-row>
        <table:table-row>
          <table:table-cell table:style-name="Table2.A2" office:value-type="string">
            <text:p text:style-name="P87">права</text:p>
          </table:table-cell>
          <table:table-cell table:style-name="Table2.B2" office:value-type="string">
            <text:p text:style-name="P87">1</text:p>
          </table:table-cell>
        </table:table-row>
        <table:table-row>
          <table:table-cell table:style-name="Table2.A2" office:value-type="string">
            <text:p text:style-name="P87">изпъкнала</text:p>
          </table:table-cell>
          <table:table-cell table:style-name="Table2.B2" office:value-type="string">
            <text:p text:style-name="P87">0.75</text:p>
          </table:table-cell>
        </table:table-row>
      </table:table>
      <text:p text:style-name="P45"><text:s/></text:p>
      <text:p text:style-name="P82"><text:span text:style-name="T154">Тъй като </text:span><text:span text:style-name="T155">и други </text:span><text:span text:style-name="T156">фактори</text:span><text:span text:style-name="T155"> могат да оказват значително въздействие върху крайбрежните екосистеми, беше приложена </text:span><office:annotation office:name="__Fieldmark__6399_1101223808"><dc:creator>K </dc:creator><dc:date>2016-08-14T14:44:52</dc:date><text:list text:continue-numbering="true" text:style-name=""><text:list-item><text:p>Romero 2011 Valencia LUSI?</text:p></text:list-item></text:list></office:annotation><text:span text:style-name="T155">модификация</text:span><office:annotation-end office:name="__Fieldmark__6399_1101223808"/><text:span text:style-name="T155"> на LUSI, </text:span><text:span text:style-name="T156">при която се добавя оценка и за тях </text:span><text:span text:style-name="T159">(</text:span><text:span text:style-name="T156"><text:sequence-ref text:reference-format="category-and-value" text:ref-name="refТаблица2">Таблица 3</text:sequence-ref></text:span><text:span text:style-name="T159">)</text:span><text:span text:style-name="T156">.</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 </text:p>
      <table:table table:name="Table3" table:style-name="Table3">
        <table:table-column table:style-name="Table3.A"/>
        <table:table-column table:style-name="Table3.B"/>
        <table:table-row>
          <table:table-cell table:style-name="Table3.A1" office:value-type="string">
            <text:p text:style-name="P92">Фактор</text:p>
          </table:table-cell>
          <table:table-cell table:style-name="Table3.B1" office:value-type="string">
            <text:p text:style-name="P92">Оценка</text:p>
          </table:table-cell>
        </table:table-row>
        <table:table-row>
          <table:table-cell table:style-name="Table3.A2" office:value-type="string">
            <text:p text:style-name="P99">реки, канали и влажни зони </text:p>
          </table:table-cell>
          <table:table-cell table:style-name="Table3.B2" office:value-type="string">
            <text:p text:style-name="P90">1</text:p>
          </table:table-cell>
        </table:table-row>
        <table:table-row>
          <table:table-cell table:style-name="Table3.A2" office:value-type="string">
            <text:p text:style-name="P90">пристанища</text:p>
          </table:table-cell>
          <table:table-cell table:style-name="Table3.B2" office:value-type="string">
            <text:p text:style-name="P90">1</text:p>
          </table:table-cell>
        </table:table-row>
        <table:table-row>
          <table:table-cell table:style-name="Table3.A2" office:value-type="string">
            <text:p text:style-name="P91">влияние от съседни водни тела</text:p>
          </table:table-cell>
          <table:table-cell table:style-name="Table3.B2" office:value-type="string">
            <text:p text:style-name="P90">1</text:p>
          </table:table-cell>
        </table:table-row>
      </table:table>
      <text:p text:style-name="P96"/>
      <text:p text:style-name="P83"><text:span text:style-name="T161">Така крайната формула за изчисляване на </text:span><text:span text:style-name="T157">LUSI </text:span><text:span text:style-name="T161">е</text:span><text:span text:style-name="T157">:</text:span></text:p>
      <text:p text:style-name="P97"/>
      <text:p text:style-name="P29"><text:span text:style-name="T158">LUSI = (оценка градове + оценка земеделие + оценка индустрия + оценка реки + оценки допълнителни въздействия) * корекция брегова линия</text:span><text:span text:style-name="T157"> </text:span><text:span text:style-name="T156"><text:s/></text:span></text:p>
      <text:p text:style-name="P98"><text:s/></text:p>
      <text:p text:style-name="P42"/>
      <text:p text:style-name="P42"/>
      <text:list xml:id="list173728425895968" text:continue-list="list173729856986536" text:style-name="Thesis_5f_numbering">
        <text:list-item>
          <text:list>
            <text:list-item>
              <text:list>
                <text:list-item>
                  <text:list>
                    <text:list-item>
                      <text:p text:style-name="Thesis_5f_Heading3"><text:span text:style-name="T369">Б</text:span><text:span text:style-name="T368">иотични индекси за оценка на </text:span><text:span text:style-name="T370">екологичното </text:span><text:span text:style-name="T368">състояние </text:span><text:span text:style-name="T370">на съобществата</text:span></text:p>
                    </text:list-item>
                  </text:list>
                </text:list-item>
              </text:list>
            </text:list-item>
          </text:list>
        </text:list-item>
      </text:list>
      <text:p text:style-name="P81">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371">и съответно могат да служат за първоначална индикация за влошаване на екологичното състояние на съобществата</text:span>. <text:span text:style-name="T37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 </text:span></text:p>
      <text:p text:style-name="P58"><text:soft-page-break/><text:span text:style-name="T69">В рамките на настоящ</text:span><text:span text:style-name="T151">е</text:span><text:span text:style-name="T69">т</text:span><text:span text:style-name="T151">о</text:span><text:span text:style-name="T69"> </text:span><text:span text:style-name="T151">изследване</text:span><text:span text:style-name="T69"> са приложени няколко различни биотични индекси, </text:span><text:span text:style-name="T88">разработени за целите на директивите на ЕС, </text:span><text:span text:style-name="T89">чиято цел е да дадат числена оценка на състоянието на съобществата, както и на тенденциите в </text:span><text:span text:style-name="T151">евентуалнте промени на това състояние</text:span><text:span text:style-name="T89">. </text:span></text:p>
      <text:p text:style-name="P59"><text:span text:style-name="T89">Беше </text:span><text:span text:style-name="T69">провер</text:span><text:span text:style-name="T89">ена</text:span><text:span text:style-name="T69"> чувствителност</text:span><text:span text:style-name="T89">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9">на българското Черно море</text:span><text:span text:style-name="T69">. </text:span><text:span text:style-name="T74">Сравнено</text:span><text:span text:style-name="T69"> </text:span><text:span text:style-name="T89">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90">източната част на </text:span><text:span text:style-name="T69">Средиземно море. </text:span></text:p>
      <text:p text:style-name="P59"><text:span text:style-name="T70">По-долу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40"/>
      <text:p text:style-name="P6">Индекс на Shannon-Wiener H'</text:p>
      <text:p text:style-name="P60"><text:span text:style-name="T324">Характеристиките на H' са описани подробно в т. </text:span><text:span text:style-name="T324"><text:bookmark-ref text:reference-format="number" text:ref-name="__RefHeading__13188_1543247252">1.1.3.1</text:bookmark-ref></text:span><text:span text:style-name="T324">. </text:span>H’ <text:span text:style-name="T376">е един от най-широко прилаганите в екологичния мониторинг индекси, който се използва и </text:span><text:span text:style-name="T266">като индикатор за промяна в съобществата, подложени на антропогенен или естествен натиск. </text:span><text:span text:style-name="T324">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91">в съобществата, подложени на въздействие </text:span><text:span text:style-name="T44">— стойностите му </text:span><text:span text:style-name="T266">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 </text:span></text:p>
      <text:p text:style-name="P60"><office:annotation office:name="__Fieldmark__13925_1543247252"><dc:creator>K </dc:creator><dc:date>2016-08-08T16:52:01</dc:date><text:list text:continue-numbering="true" text:style-name=""><text:list-item><text:p>може би не в м&amp;м...</text:p></text:list-item></text:list></office:annotation><text:span text:style-name="T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0"><text:span text:style-name="T92">При прилагането на този индекс е добре да се </text:span><text:span text:style-name="T94">имат предвид неговите особености, а най-добре е </text:span><text:span text:style-name="T152">винаги</text:span><text:span text:style-name="T94"> да се използва в комбинация с други индекси.</text:span><text:span text:style-name="T92"> </text:span><text:span text:style-name="T76"><text:s/></text:span><office:annotation-end office:name="__Fieldmark__13925_1543247252"/></text:p>
      <text:p text:style-name="P41"/>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372">макро</text:span>зообентосните видове в 5 групи по чувствителност: </text:p>
      <text:list xml:id="list8762025234657741427" text:style-name="L29">
        <text:list-item>
          <text:p text:style-name="P100"><text:soft-page-break/>група I – <text:span text:style-name="T246">силно чувствителни видове, присъстващи и доминиращи в съобществата при нормални и референтни условия.</text:span></text:p>
        </text:list-item>
        <text:list-item>
          <text:p text:style-name="P100">група II – <text:span text:style-name="T246">безразлични видове, които присъстват в съобществата винаги, но с малка численост.</text:span></text:p>
        </text:list-item>
        <text:list-item>
          <text:p text:style-name="P100">група III – <text:span text:style-name="T246">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0">група IV – <text:span text:style-name="T246">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list text:style-name=""><text:list-item><text:p>reduced sediments?</text:p></text:list-item></text:list></office:annotation><text:span text:style-name="T246"> редуцирани седименти</text:span><office:annotation-end office:name="__Fieldmark__3566_1101223808"/><text:span text:style-name="T246">.</text:span></text:p>
        </text:list-item>
        <text:list-item>
          <text:p text:style-name="P100">група V – <text:span text:style-name="T246">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4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4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45">.</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73">възникне при</text:span> класификацията на видовете в екологичните групи <text:span text:style-name="T374">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247">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47">(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37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text:span><text:soft-page-break/><text:span text:style-name="T375">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5">.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249">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257">M-AMBI </text:span><text:span text:style-name="T216">(multivariate AMBI)</text:span><text:span text:style-name="T25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5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4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32">от Европейския Съюз</text:span>. <text:span text:style-name="T25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980_614782620" field:type=""/><text:span text:style-name="T251">гранични стойности</text:span><field:fieldmark-end/><text:span text:style-name="T251"><office:annotation office:name="__Fieldmark__24304_119404090"><dc:creator>K </dc:creator><dc:date>2015-12-14T17:22:52</dc:date><text:p text:style-name="P113"><text:span text:style-name="T396">старите стойности – за сравнение с оценките на БД?</text:span></text:p></office:annotation></text:span><text:span text:style-name="T25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50">на екологичните класове за качество (като EQR) </text:span>са посочени в <text:sequence-ref text:reference-format="category-and-value" text:ref-name="refТаблица3">Таблица 4</text:sequence-ref>. <text:s/></text:p>
      <text:p text:style-name="Thesis_5f_body"><text:soft-page-break/><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5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5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52">; </text:span><office:annotation office:name="__Fieldmark__14038_1543247252"><dc:creator>K </dc:creator><dc:date>2016-08-08T16:54:35</dc:date><text:list text:continue-numbering="true" text:style-name=""><text:list-item><text:p>без MEDOCC!</text:p></text:list-item></text:list></office:annotation><text:span text:style-name="T25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5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52">;</text:span><office:annotation-end office:name="__Fieldmark__14038_1543247252"/><text:span text:style-name="T25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5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377">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7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77">.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8H18M18S</meta:editing-duration>
    <meta:editing-cycles>586</meta:editing-cycles>
    <meta:generator>LibreOffice/4.2.8.2$Linux_X86_64 LibreOffice_project/420m0$Build-2</meta:generator>
    <meta:initial-creator>K </meta:initial-creator>
    <dc:date>2016-08-15T17:37:28.242402724</dc:date>
    <dc:creator>K </dc:creator>
    <meta:document-statistic meta:table-count="3" meta:image-count="0" meta:object-count="4" meta:page-count="29" meta:paragraph-count="200" meta:word-count="7857" meta:character-count="54317" meta:non-whitespace-character-count="46493"/>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